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officeooo:paragraph-rsid="00310441"/>
    </style:style>
    <style:style style:name="P34" style:family="paragraph" style:parent-style-name="Text_20_body">
      <style:text-properties officeooo:paragraph-rsid="0035a19d"/>
    </style:style>
    <style:style style:name="P35" style:family="paragraph" style:parent-style-name="Text_20_body">
      <style:text-properties officeooo:paragraph-rsid="0037314d"/>
    </style:style>
    <style:style style:name="P36" style:family="paragraph" style:parent-style-name="Text_20_body">
      <style:text-properties officeooo:paragraph-rsid="0044684c"/>
    </style:style>
    <style:style style:name="P37" style:family="paragraph" style:parent-style-name="Text_20_body">
      <style:text-properties officeooo:paragraph-rsid="0049c184"/>
    </style:style>
    <style:style style:name="P38" style:family="paragraph" style:parent-style-name="Text_20_body">
      <style:paragraph-properties fo:margin-left="1.251cm" fo:margin-right="0cm" fo:text-indent="0cm" style:auto-text-indent="false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paragraph-rsid="003c2541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42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43" style:family="paragraph" style:parent-style-name="Text_20_body">
      <style:paragraph-properties fo:margin-top="0.199cm" fo:margin-bottom="0.21cm" loext:contextual-spacing="false" style:writing-mode="page"/>
    </style:style>
    <style:style style:name="P44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45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02c0d7a"/>
    </style:style>
    <style:style style:name="P48" style:family="paragraph" style:parent-style-name="Text_20_body" style:list-style-name="L2"/>
    <style:style style:name="P49" style:family="paragraph" style:parent-style-name="Text_20_body" style:list-style-name="L3"/>
    <style:style style:name="P50" style:family="paragraph" style:parent-style-name="Text_20_body" style:list-style-name="L4"/>
    <style:style style:name="P51" style:family="paragraph" style:parent-style-name="Text_20_body" style:list-style-name="L5"/>
    <style:style style:name="P52" style:family="paragraph" style:parent-style-name="Text_20_body" style:list-style-name="L6"/>
    <style:style style:name="P53" style:family="paragraph" style:parent-style-name="Text_20_body" style:list-style-name="L7"/>
    <style:style style:name="P54" style:family="paragraph" style:parent-style-name="Text_20_body" style:list-style-name="L8"/>
    <style:style style:name="P55" style:family="paragraph" style:parent-style-name="Text_20_body" style:list-style-name="L9"/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>
      <style:text-properties officeooo:rsid="004df9be" officeooo:paragraph-rsid="004df9be"/>
    </style:style>
    <style:style style:name="P59" style:family="paragraph" style:parent-style-name="Text_20_body">
      <style:text-properties officeooo:rsid="004eaa30" officeooo:paragraph-rsid="0052268b"/>
    </style:style>
    <style:style style:name="P60" style:family="paragraph" style:parent-style-name="Text_20_body">
      <style:text-properties officeooo:rsid="0052d6c0" officeooo:paragraph-rsid="0052d6c0"/>
    </style:style>
    <style:style style:name="P61" style:family="paragraph" style:parent-style-name="Text_20_body">
      <style:text-properties officeooo:paragraph-rsid="0054fff7"/>
    </style:style>
    <style:style style:name="P62" style:family="paragraph" style:parent-style-name="Text_20_body">
      <style:text-properties style:font-name="PT Mono" officeooo:rsid="004df9be" officeooo:paragraph-rsid="004df9be"/>
    </style:style>
    <style:style style:name="P63" style:family="paragraph" style:parent-style-name="Text_20_body">
      <style:text-properties style:font-name="PT Mono" officeooo:rsid="004eaa30" officeooo:paragraph-rsid="004eaa30"/>
    </style:style>
    <style:style style:name="P64" style:family="paragraph" style:parent-style-name="Text_20_body">
      <style:text-properties style:font-name="PT Mono" officeooo:rsid="004eaa30" officeooo:paragraph-rsid="005095d5"/>
    </style:style>
    <style:style style:name="P65" style:family="paragraph" style:parent-style-name="Text_20_body">
      <style:text-properties style:font-name="PT Mono" officeooo:rsid="004eaa30" officeooo:paragraph-rsid="0053e06a"/>
    </style:style>
    <style:style style:name="P66" style:family="paragraph" style:parent-style-name="Text_20_body">
      <style:text-properties style:font-name="PT Mono" officeooo:rsid="0053e06a" officeooo:paragraph-rsid="0053e06a"/>
    </style:style>
    <style:style style:name="P67" style:family="paragraph" style:parent-style-name="Text_20_body">
      <style:text-properties style:font-name="PT Mono" officeooo:rsid="0052d6c0" officeooo:paragraph-rsid="0052d6c0"/>
    </style:style>
    <style:style style:name="P68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2">
      <style:text-properties style:font-name="DejaVu Sans Mono1"/>
    </style:style>
    <style:style style:name="P71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72" style:family="paragraph" style:parent-style-name="Heading_20_2">
      <style:text-properties style:font-name="DejaVu Sans Mono"/>
    </style:style>
    <style:style style:name="P73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74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5" style:family="paragraph" style:parent-style-name="Heading_20_3">
      <style:text-properties style:font-name="DejaVu Sans Mono"/>
    </style:style>
    <style:style style:name="P76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 Mono1"/>
    </style:style>
    <style:style style:name="T10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1" style:family="text">
      <style:text-properties style:font-name="PT Sans3" style:font-name-asian="PT Sans3" style:font-name-complex="PT Sans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PT Sans"/>
    </style:style>
    <style:style style:name="T14" style:family="text">
      <style:text-properties style:font-name="PT Sans" fo:language="zxx" fo:country="none" style:language-asian="zxx" style:country-asian="none" style:language-complex="zxx" style:country-complex="none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7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DejaVu Sans Mono" fo:font-size="11pt" style:font-size-asian="11pt" style:font-size-complex="11pt"/>
    </style:style>
    <style:style style:name="T19" style:family="text">
      <style:text-properties style:font-name="PT Sans4" style:font-name-asian="Arial Unicode MS" style:font-name-complex="Tahoma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name="PT Serif1"/>
    </style:style>
    <style:style style:name="T23" style:family="text">
      <style:text-properties style:font-name="PT Serif1" officeooo:rsid="002ea102"/>
    </style:style>
    <style:style style:name="T24" style:family="text">
      <style:text-properties style:font-name="PT Mono"/>
    </style:style>
    <style:style style:name="T25" style:family="text">
      <style:text-properties style:font-name="PT Mono" fo:language="zxx" fo:country="none" style:language-asian="zxx" style:country-asian="none" style:language-complex="zxx" style:country-complex="none"/>
    </style:style>
    <style:style style:name="T26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27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28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29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PT Mono" fo:font-weight="normal" style:font-weight-asian="normal" style:font-weight-complex="normal"/>
    </style:style>
    <style:style style:name="T31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PT Mono" officeooo:rsid="0026e308"/>
    </style:style>
    <style:style style:name="T33" style:family="text">
      <style:text-properties style:font-name="PT Mono" officeooo:rsid="002c0d7a"/>
    </style:style>
    <style:style style:name="T34" style:family="text">
      <style:text-properties style:font-name="PT Mono" officeooo:rsid="005634d9"/>
    </style:style>
    <style:style style:name="T35" style:family="text">
      <style:text-properties officeooo:rsid="001b036d"/>
    </style:style>
    <style:style style:name="T36" style:family="text">
      <style:text-properties style:font-name-asian="PT Sans3" style:font-name-complex="PT Sans3"/>
    </style:style>
    <style:style style:name="T37" style:family="text">
      <style:text-properties officeooo:rsid="002679c6"/>
    </style:style>
    <style:style style:name="T38" style:family="text">
      <style:text-properties officeooo:rsid="0026e308"/>
    </style:style>
    <style:style style:name="T39" style:family="text">
      <style:text-properties officeooo:rsid="00295b9e"/>
    </style:style>
    <style:style style:name="T40" style:family="text">
      <style:text-properties officeooo:rsid="002c0d7a"/>
    </style:style>
    <style:style style:name="T41" style:family="text">
      <style:text-properties officeooo:rsid="002e8e2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e8e20" style:font-style-asian="italic" style:font-style-complex="italic"/>
    </style:style>
    <style:style style:name="T44" style:family="text">
      <style:text-properties officeooo:rsid="002ea102"/>
    </style:style>
    <style:style style:name="T45" style:family="text">
      <style:text-properties officeooo:rsid="0031f33c"/>
    </style:style>
    <style:style style:name="T46" style:family="text">
      <style:text-properties officeooo:rsid="00310441"/>
    </style:style>
    <style:style style:name="T47" style:family="text">
      <style:text-properties officeooo:rsid="00325850"/>
    </style:style>
    <style:style style:name="T48" style:family="text">
      <style:text-properties officeooo:rsid="0033207d"/>
    </style:style>
    <style:style style:name="T49" style:family="text">
      <style:text-properties officeooo:rsid="0034579c"/>
    </style:style>
    <style:style style:name="T50" style:family="text">
      <style:text-properties officeooo:rsid="0037ffb2"/>
    </style:style>
    <style:style style:name="T51" style:family="text">
      <style:text-properties officeooo:rsid="003c2541"/>
    </style:style>
    <style:style style:name="T52" style:family="text">
      <style:text-properties officeooo:rsid="003c6c5a"/>
    </style:style>
    <style:style style:name="T53" style:family="text">
      <style:text-properties officeooo:rsid="003dccb8"/>
    </style:style>
    <style:style style:name="T54" style:family="text">
      <style:text-properties officeooo:rsid="003f37d8"/>
    </style:style>
    <style:style style:name="T55" style:family="text">
      <style:text-properties officeooo:rsid="003f8cbc"/>
    </style:style>
    <style:style style:name="T56" style:family="text">
      <style:text-properties officeooo:rsid="0041e4fc"/>
    </style:style>
    <style:style style:name="T57" style:family="text">
      <style:text-properties officeooo:rsid="004430b6"/>
    </style:style>
    <style:style style:name="T58" style:family="text">
      <style:text-properties officeooo:rsid="007f0d99"/>
    </style:style>
    <style:style style:name="T59" style:family="text">
      <style:text-properties officeooo:rsid="00456255"/>
    </style:style>
    <style:style style:name="T60" style:family="text">
      <style:text-properties officeooo:rsid="00470cf8"/>
    </style:style>
    <style:style style:name="T61" style:family="text">
      <style:text-properties officeooo:rsid="004bb42d"/>
    </style:style>
    <style:style style:name="T62" style:family="text">
      <style:text-properties officeooo:rsid="004df9be"/>
    </style:style>
    <style:style style:name="T63" style:family="text">
      <style:text-properties officeooo:rsid="004eaa30"/>
    </style:style>
    <style:style style:name="T64" style:family="text">
      <style:text-properties officeooo:rsid="005095d5"/>
    </style:style>
    <style:style style:name="T65" style:family="text">
      <style:text-properties officeooo:rsid="0053e06a"/>
    </style:style>
    <style:style style:name="T66" style:family="text">
      <style:text-properties officeooo:rsid="0054fff7"/>
    </style:style>
    <style:style style:name="T67" style:family="text">
      <style:text-properties style:font-name="DejaVu Sans1"/>
    </style:style>
    <style:style style:name="T68" style:family="text">
      <style:text-properties style:font-name="DejaVu Sans1" officeooo:rsid="0054fff7"/>
    </style:style>
    <style:style style:name="T69" style:family="text">
      <style:text-properties style:font-name="DejaVu Sans1" officeooo:rsid="004eaa30"/>
    </style:style>
    <style:style style:name="T70" style:family="text">
      <style:text-properties style:font-name="DejaVu Sans1" officeooo:rsid="005095d5"/>
    </style:style>
    <style:style style:name="T71" style:family="text">
      <style:text-properties style:font-name="DejaVu Sans1" officeooo:rsid="0053e06a"/>
    </style:style>
    <style:style style:name="T72" style:family="text">
      <style:text-properties style:font-name="PT Mono" officeooo:rsid="0053e06a"/>
    </style:style>
    <style:style style:name="T73" style:family="text">
      <style:text-properties officeooo:rsid="005634d9"/>
    </style:style>
    <style:style style:name="T74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RNtrack</text:span> <text:span text:style-name="T36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7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77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77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6</text:a></text:p>
          <text:p text:style-name="P77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6</text:a></text:p>
          <text:p text:style-name="P78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7</text:a></text:p>
          <text:p text:style-name="P78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7</text:a></text:p>
          <text:p text:style-name="P78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7</text:a></text:p>
          <text:p text:style-name="P78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7</text:a></text:p>
          <text:p text:style-name="P78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7</text:a></text:p>
          <text:p text:style-name="P78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8</text:a></text:p>
          <text:p text:style-name="P78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8</text:a></text:p>
          <text:p text:style-name="P78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9</text:a></text:p>
          <text:p text:style-name="P78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9</text:a></text:p>
          <text:p text:style-name="P78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0</text:a></text:p>
          <text:p text:style-name="P78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0</text:a></text:p>
          <text:p text:style-name="P78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0</text:a></text:p>
          <text:p text:style-name="P78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0</text:a></text:p>
          <text:p text:style-name="P78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0</text:a></text:p>
          <text:p text:style-name="P78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0</text:a></text:p>
          <text:p text:style-name="P78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1</text:a></text:p>
          <text:p text:style-name="P78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1</text:a></text:p>
          <text:p text:style-name="P78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1</text:a></text:p>
          <text:p text:style-name="P78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1</text:a></text:p>
          <text:p text:style-name="P78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1</text:a></text:p>
          <text:p text:style-name="P78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1</text:a></text:p>
          <text:p text:style-name="P78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2</text:a></text:p>
          <text:p text:style-name="P78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2</text:a></text:p>
          <text:p text:style-name="P78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2</text:a></text:p>
          <text:p text:style-name="P78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3</text:a></text:p>
          <text:p text:style-name="P78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3</text:a></text:p>
          <text:p text:style-name="P78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3</text:a></text:p>
          <text:p text:style-name="P78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4</text:a></text:p>
          <text:p text:style-name="P78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4</text:a></text:p>
          <text:p text:style-name="P78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4</text:a></text:p>
          <text:p text:style-name="P78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4</text:a></text:p>
          <text:p text:style-name="P78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4</text:a></text:p>
          <text:p text:style-name="P78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4</text:a></text:p>
          <text:p text:style-name="P78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5</text:a></text:p>
          <text:p text:style-name="P78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5</text:a></text:p>
          <text:p text:style-name="P78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5</text:a></text:p>
          <text:p text:style-name="P78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5</text:a></text:p>
          <text:p text:style-name="P78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5</text:a></text:p>
          <text:p text:style-name="P78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7</text:a></text:p>
          <text:p text:style-name="P78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7</text:a></text:p>
          <text:p text:style-name="P78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7</text:a></text:p>
          <text:p text:style-name="P78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7</text:a></text:p>
          <text:p text:style-name="P78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8</text:a></text:p>
          <text:p text:style-name="P78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8</text:a></text:p>
          <text:p text:style-name="P78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8</text:a></text:p>
          <text:p text:style-name="P78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18</text:a></text:p>
          <text:p text:style-name="P78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18</text:a></text:p>
          <text:p text:style-name="P78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18</text:a></text:p>
          <text:p text:style-name="P78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18</text:a></text:p>
          <text:p text:style-name="P78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18</text:a></text:p>
          <text:p text:style-name="P78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19</text:a></text:p>
          <text:p text:style-name="P78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19</text:a></text:p>
          <text:p text:style-name="P78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19</text:a></text:p>
          <text:p text:style-name="P78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19</text:a></text:p>
          <text:p text:style-name="P78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19</text:a></text:p>
          <text:p text:style-name="P78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0</text:a></text:p>
          <text:p text:style-name="P77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0</text:a></text:p>
          <text:p text:style-name="P78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0</text:a></text:p>
          <text:p text:style-name="P78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1</text:a></text:p>
          <text:p text:style-name="P78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1</text:a></text:p>
          <text:p text:style-name="P78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1</text:a></text:p>
          <text:p text:style-name="P78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4</text:a></text:p>
          <text:p text:style-name="P77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4</text:a></text:p>
          <text:p text:style-name="P78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28</text:a></text:p>
          <text:p text:style-name="P78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29</text:a></text:p>
          <text:p text:style-name="P77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1</text:a></text:p>
          <text:p text:style-name="P77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2</text:a></text:p>
          <text:p text:style-name="P77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5</text:a></text:p>
          <text:p text:style-name="P77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6</text:a></text:p>
          <text:p text:style-name="P78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6</text:a></text:p>
          <text:p text:style-name="P78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6</text:a></text:p>
          <text:p text:style-name="P78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7</text:a></text:p>
          <text:p text:style-name="P78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7</text:a></text:p>
          <text:p text:style-name="P77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7</text:a></text:p>
          <text:p text:style-name="P78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38</text:a></text:p>
          <text:p text:style-name="P78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39</text:a></text:p>
          <text:p text:style-name="P77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0</text:a></text:p>
          <text:p text:style-name="P78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0</text:a></text:p>
          <text:p text:style-name="P78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1</text:a></text:p>
          <text:p text:style-name="P78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1</text:a></text:p>
          <text:p text:style-name="P79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1</text:a></text:p>
          <text:p text:style-name="P79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1</text:a></text:p>
          <text:p text:style-name="P79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2</text:a></text:p>
          <text:p text:style-name="P79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2</text:a></text:p>
          <text:p text:style-name="P79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2</text:a></text:p>
          <text:p text:style-name="P77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2</text:a></text:p>
          <text:p text:style-name="P77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3</text:a></text:p>
          <text:p text:style-name="P77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3</text:a></text:p>
        </text:index-body>
      </text:table-of-content>
      <text:p text:style-name="P3"/>
      <text:list xml:id="list3096434016" text:style-name="Outline">
        <text:list-item>
          <text:h text:style-name="P69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22916888954006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2">Не углубляясь в детали, можно сказать, что в конфигурационном файле это выглядит так:</text:span></text:p>
      <text:p text:style-name="P62">Mask: …</text:p>
      <text:p text:style-name="P62">Action: …</text:p>
      <text:p text:style-name="P58"><text:span text:style-name="T63">К</text:span>оманда <text:span text:style-name="T66">'</text:span><text:span text:style-name="T8">Mask:</text:span><text:span text:style-name="T66">'</text:span> задаёт маску (сама маска здесь не показана и заменена на многоточие), а команда <text:span text:style-name="T66">'</text:span><text:span text:style-name="T8">Action:</text:span><text:span text:style-name="T66">'</text:span> задаёт действие (здесь также не показано). <text:span text:style-name="T63">Откуда берётся письмо? Есть ещё одна важная команда: '</text:span><text:span text:style-name="T69">ScanDir:</text:span><text:span text:style-name="T63">'. В самом общем виде обработка писем в конфигурационном файле выглядит так:</text:span></text:p>
      <text:p text:style-name="P63">ScanDir: message_base_1</text:p>
      <text:p text:style-name="P63">Mask: mask_1</text:p>
      <text:p text:style-name="P63">Action: action_1</text:p>
      <text:p text:style-name="P64">Mask: mask_<text:span text:style-name="T64">2</text:span></text:p>
      <text:p text:style-name="P64">Action: action_<text:span text:style-name="T64">2</text:span></text:p>
      <text:p text:style-name="P64">…</text:p>
      <text:p text:style-name="P63">Mask: mask_n</text:p>
      <text:p text:style-name="P63">Action: action_n</text:p>
      <text:p text:style-name="P63">ScanDir: message_base_2</text:p>
      <text:p text:style-name="P63">…</text:p>
      <text:p text:style-name="P59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64">прочтённое письмо последовательно сравнивается с масками </text:span><text:span text:style-name="T8">mask_1</text:span>, <text:span text:style-name="T8">mask_</text:span><text:span text:style-name="T70">2</text:span><text:span text:style-name="T64">, …, </text:span><text:span text:style-name="T8">mask_n</text:span>. <text:span text:style-name="T64">Если письмо не сравнилось с маской </text:span><text:span text:style-name="T8">mask_1</text:span>, <text:span text:style-name="T64">то действие </text:span><text:span text:style-name="T8">action_1</text:span> <text:span text:style-name="T64">не выполняется, и письмо сравнивается с </text:span><text:span text:style-name="T8">mask_</text:span><text:span text:style-name="T70">2</text:span><text:span text:style-name="T64">. Если оно сравнилось с </text:span><text:span text:style-name="T8">mask_</text:span><text:span text:style-name="T70">2</text:span><text:span text:style-name="T64">, то выполняется действие </text:span><text:span text:style-name="T8">action_</text:span><text:span text:style-name="T70">2</text:span><text:span text:style-name="T64">, и обработка данного письма в этом </text:span>«<text:span text:style-name="T8">ScanDir: message_base_1</text:span>» <text:span text:style-name="T64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64">не выполняется.</text:span></text:p>
      <text:p text:style-name="P60">Можно записать несколько действий подряд.</text:p>
      <text:p text:style-name="P65"><text:soft-page-break/>ScanDir: message_base_1</text:p>
      <text:p text:style-name="P66">… </text:p>
      <text:p text:style-name="P67">Mask: mask1</text:p>
      <text:p text:style-name="P67">Action: action1</text:p>
      <text:p text:style-name="P67">Action: action2</text:p>
      <text:p text:style-name="P67">Action: action3</text:p>
      <text:p text:style-name="P67">Mask: mask2</text:p>
      <text:p text:style-name="P67">… </text:p>
      <text:p text:style-name="P60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65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65">и письмо удаляется из памяти</text:span>. <text:span text:style-name="T65">В следующий раз мы можем встретиться с этим письмом при сканировании той же базы в другой команде '</text:span><text:span text:style-name="T71">ScanDir:</text:span><text:span text:style-name="T65">', расположенной ниже в конфигурационном файле или при следующем запуске </text:span><text:span text:style-name="T72">RNtrack</text:span><text:span text:style-name="T65">, если письмо в этой базе осталось.</text:span></text:p>
      <text:list xml:id="list222917975504003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Text_20_body">Если запустить <text:span text:style-name="Teletype"><text:span text:style-name="T24">RNtrack</text:span></text:span> без параметров, то он попытается найти в текущем каталоге файл <text:span text:style-name="Teletype"><text:span text:style-name="T24">RNtrack.cfg</text:span></text:span> и обработать его. </text:p>
      <text:p text:style-name="Text_20_body">Вы можете установить переменную окружения <text:span text:style-name="Teletype"><text:span text:style-name="T24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4">-c "d:\soft\</text:span></text:span><text:span text:style-name="Teletype"><text:span text:style-name="T25">fido</text:span></text:span><text:span text:style-name="Teletype"><text:span text:style-name="T24">\RNtrack.cfg"</text:span></text:span>. Пробел между '<text:span text:style-name="Teletype"><text:span text:style-name="T24">-c</text:span></text:span><text:span text:style-name="Teletype"><text:span text:style-name="T6">'</text:span></text:span> и началом пути обязателен. Кавычки обязательны. <text:span text:style-name="T37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<text:span text:style-name="T24">'</text:span><text:span text:style-name="Internet_20_link"><text:span text:style-name="T30"><text:bookmark-ref text:reference-format="text" text:ref-name="TempMail">TempMail:</text:bookmark-ref></text:span></text:span><text:span text:style-name="T24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4">'</text:span><text:span text:style-name="Internet_20_link"><text:span text:style-name="T30"><text:bookmark-ref text:reference-format="text" text:ref-name="ScanDir">ScanDir:</text:bookmark-ref></text:span></text:span><text:span text:style-name="T24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ext:soft-page-break/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222917931043342" text:continue-numbering="true" text:style-name="Outline">
        <text:list-item>
          <text:h text:style-name="P68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38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38">Для директив с параметрами д</text:span>воеточие является составной частью ключевого слова. Поэтому нельзя писать <text:span text:style-name="T24">"</text:span><text:span text:style-name="T30">Address :</text:span><text:span text:style-name="T24">"</text:span> вместо <text:span text:style-name="T24">"</text:span><text:span text:style-name="T30">Address:</text:span><text:span text:style-name="T24">"</text:span>. Комментарии могут начинаться с символа <text:span text:style-name="Teletype"><text:span text:style-name="T24">'\'</text:span></text:span> <text:span text:style-name="T38">и продолжаться </text:span>до конца строки или <text:span text:style-name="T38">начинаться с открывающей скобки </text:span><text:span text:style-name="Teletype"><text:span text:style-name="T24">'('</text:span></text:span> <text:span text:style-name="T38">и продолжаться до закрывающей скобки </text:span><text:span text:style-name="T32">'</text:span><text:span text:style-name="T24">)</text:span><text:span text:style-name="T32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4">%VAR%</text:span></text:span>. Например: </text:p>
      <text:p text:style-name="Text_20_body"><text:span text:style-name="T29">Nodelist</text:span><text:span text:style-name="T30">:</text:span><text:span text:style-name="T24"> </text:span><text:span text:style-name="Teletype"><text:span text:style-name="T24">"%NDL%\</text:span></text:span><text:span text:style-name="Teletype"><text:span text:style-name="T25">nodelist</text:span></text:span><text:span text:style-name="Teletype"><text:span text:style-name="T24">.*"</text:span></text:span></text:p>
      <text:p text:style-name="Text_20_body">Если строку <text:span text:style-name="Teletype"><text:span text:style-name="T24">%..%</text:span></text:span> не удалось разобрать как переменную окружения, то RNtrack будет пытаться разобрать её как шестнадцатеричное число <text:span text:style-name="T39">и будет считать это число</text:span> код<text:span text:style-name="T39">ом</text:span> символа. <text:s/>Например, <text:span text:style-name="Teletype"><text:span text:style-name="T24">%22%</text:span></text:span> будет воспринято как <text:span text:style-name="T39">кавычка</text:span> <text:span text:style-name="Teletype"><text:span text:style-name="T24">'"'</text:span></text:span>.</text:p>
      <text:p text:style-name="Text_20_body">Для того, чтобы использовать символ <text:span text:style-name="Teletype"><text:span text:style-name="T24">'%'</text:span></text:span> в строках, его надо писать дважды. Например:</text:p>
      <text:p text:style-name="Text_20_body"><text:span text:style-name="T30">Action: </text:span><text:span text:style-name="T29">NewMsg</text:span><text:span text:style-name="T25"> </text:span><text:span text:style-name="Teletype"><text:span text:style-name="T25">"tpl\badfrom.tpl" "h:\fido\post\netmail\out" "Alex Bagmanov" @ "%%" % "Bad source address" +l</text:span></text:span></text:p>
      <text:p text:style-name="Text_20_body">Ниже приведены все <text:span text:style-name="T39">директивы</text:span>, отсортированные по алфавиту.</text:p>
      <text:list xml:id="list222917893004039" text:continue-numbering="true" text:style-name="Outline">
        <text:list-item>
          <text:list>
            <text:list-item>
              <text:h text:style-name="P70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25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1">Time</text:span> аналогичен параметру <text:span text:style-name="Internet_20_link"><text:span text:style-name="T30"><text:bookmark-ref text:reference-format="text" text:ref-name="Time">Time</text:bookmark-ref></text:span></text:span> в команде <text:span text:style-name="T30">'</text:span><text:span text:style-name="T29">ScanDir</text:span><text:span text:style-name="T30">:'</text:span> и подробно описан в описании этой команды. (см. <text:span text:style-name="Internet_20_link"><text:span text:style-name="T24"><text:bookmark-ref text:reference-format="text" text:ref-name="Time">Time</text:bookmark-ref></text:span></text:span>)</text:p>
      <text:list xml:id="list222917142134129" text:continue-numbering="true" text:style-name="Outline">
        <text:list-item>
          <text:list>
            <text:list-item>
              <text:h text:style-name="P70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пойнта, который поставит себе RNtrack).</text:p>
      <text:list xml:id="list222917378935483" text:continue-numbering="true" text:style-name="Outline">
        <text:list-item>
          <text:list>
            <text:list-item>
              <text:h text:style-name="P71" text:outline-level="2"><text:bookmark-start text:name="__RefHeading__10127_813993393"/>AddToNull<text:span text:style-name="T15">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4">*.</text:span><text:span text:style-name="Teletype"><text:span text:style-name="T24">?UT</text:span></text:span> нулевой длины. По умолчанию на такие <text:span text:style-name="Teletype"><text:span text:style-name="T24">*.?UT</text:span></text:span> RNtrack ругается.</text:p>
      <text:list xml:id="list222918112887254" text:continue-numbering="true" text:style-name="Outline">
        <text:list-item>
          <text:list>
            <text:list-item>
              <text:h text:style-name="P72" text:outline-level="2"><text:bookmark-start text:name="__RefHeading__10131_813993393"/><text:soft-page-break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4">'@'</text:span><text:span text:style-name="T9"> </text:span><text:span text:style-name="T8">(</text:span><text:span text:style-name="T22">см.</text:span> <text:span text:style-name="Internet_20_link"><text:span text:style-name="T24"><text:bookmark-ref text:reference-format="text" text:ref-name="Модификатор адреса">Модификатор '@'</text:bookmark-ref></text:span></text:span><text:span text:style-name="T9">)</text:span> и в описании команды <text:span text:style-name="T24">'</text:span><text:span text:style-name="Internet_20_link"><text:span text:style-name="T30"><text:reference-ref text:reference-format="text" text:ref-name="Action: Route">Action: Route</text:reference-ref></text:span></text:span><text:span text:style-name="T24">'</text:span> (или <text:span text:style-name="T24">'</text:span><text:span text:style-name="Internet_20_link"><text:span text:style-name="T30"><text:reference-ref text:reference-format="text" text:ref-name="Action: RouteFilebox">Action: RouteFilebox</text:reference-ref></text:span></text:span><text:span text:style-name="T24">'</text:span>).</text:p>
      <text:list xml:id="list222918297119095" text:continue-numbering="true" text:style-name="Outline">
        <text:list-item>
          <text:list>
            <text:list-item>
              <text:h text:style-name="P72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4">?UT</text:span>, а приаттаченные файлы в соответствующий <text:span text:style-name="T24">?LO</text:span>). Если указан <text:span text:style-name="T25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4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4">'</text:span><text:span text:style-name="T25">APktDir</text:span><text:span text:style-name="T24">:'</text:span>, не должен совпадать с каталогом, указанным в <text:span text:style-name="T24">'</text:span><text:span text:style-name="Internet_20_link"><text:span text:style-name="T24"><text:bookmark-ref text:reference-format="text" text:ref-name="Outbound">Outbound:</text:bookmark-ref></text:span></text:span><text:span text:style-name="T24">'</text:span>.</text:p>
      <text:list xml:id="list222918080099480" text:continue-numbering="true" text:style-name="Outline">
        <text:list-item>
          <text:list>
            <text:list-item>
              <text:h text:style-name="P72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4">Exit</text:span>.</text:p>
      <text:p text:style-name="Text_20_body">Учтите, что операции <text:span text:style-name="T22">"</text:span><text:span text:style-name="T24">Delete</text:span><text:span text:style-name="T22">"</text:span> и "<text:span text:style-name="T24">Move</text:span>" могут повести себя непредсказуемо, если возникла <text:span text:style-name="T12">действительно</text:span> сложная ситуация. Поэтому я рекомендую ими пользоваться только в том случае, если вы <text:span text:style-name="T12">абсолютно</text:span> уверены в том, что Вы делаете. </text:p>
      <text:p text:style-name="Text_20_body">Дополнительные ограничения: </text:p>
      <text:list xml:id="list247990838" text:style-name="L1">
        <text:list-item>
          <text:p text:style-name="P47">В качестве базы <text:span text:style-name="T40">для операции "</text:span><text:span text:style-name="T33">Move</text:span><text:span text:style-name="T40">" </text:span>можно указывать базу только в формате <text:span text:style-name="T24">*.MSG</text:span>.</text:p>
        </text:list-item>
        <text:list-item>
          <text:p text:style-name="P46">Для всех баз, кроме <text:span text:style-name="T24">*.MSG</text:span> операции <text:span text:style-name="T24">Delete</text:span> и <text:span text:style-name="T24">Move</text:span> работают как <text:span text:style-name="T24">Skip</text:span>. Это связано с тем, что неправильно читающиеся письма из этих баз являются первым признаком того, что данная база разрушена. И попытки удалить <text:soft-page-break/>"плохие" письма могут привести к ещё более серьёзным разрушениям.</text:p>
        </text:list-item>
      </text:list>
      <text:list xml:id="list222917595974866" text:continue-list="list222918080099480" text:style-name="Outline">
        <text:list-item>
          <text:list>
            <text:list-item>
              <text:h text:style-name="P72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9">Skip</text:span>.</text:p>
      <text:list xml:id="list222916356023322" text:continue-numbering="true" text:style-name="Outline">
        <text:list-item>
          <text:list>
            <text:list-item>
              <text:h text:style-name="P72" text:outline-level="2"><text:bookmark-start text:name="__RefHeading__10139_813993393"/><text:bookmark-start text:name="BodyMask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2">Строка, которая будет искаться в теле письма. Подробнее о формате этой строки можно прочитать в главе 5, в пункте, описывающем маски</text:span><text:span text:style-name="T13"> </text:span><text:span text:style-name="T25">FromName</text:span><text:span text:style-name="T13"> </text:span><text:span text:style-name="T22">и</text:span><text:span text:style-name="T13"> </text:span><text:span text:style-name="T25">ToName</text:span><text:span text:style-name="T13"> (</text:span><text:span text:style-name="T22">см.</text:span><text:span text:style-name="T13"> </text:span><text:span text:style-name="Internet_20_link"><text:span text:style-name="T24"><text:bookmark-ref text:reference-format="text" text:ref-name="FromName">FromName</text:bookmark-ref></text:span></text:span><text:span text:style-name="T13">). </text:span><text:span text:style-name="T22">Будьте внимательны, маска </text:span><text:span text:style-name="T13">"</text:span><text:span text:style-name="T24">Hi</text:span><text:span text:style-name="T13">" </text:span><text:span text:style-name="T22">(например) будет означать именно то, что Вы написали. А именно, письмо должно состоять из одной строки </text:span><text:span text:style-name="T13">"</text:span><text:span text:style-name="T24">Hi</text:span><text:span text:style-name="T13">"</text:span><text:span text:style-name="T22"> (причём даже без перевода строки), для того, чтобы совпасть с этой маской. Поэтому правильной маской в этом случае будет </text:span><text:span text:style-name="T13">"</text:span><text:span text:style-name="T24">*Hi*</text:span><text:span text:style-name="T13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9">!</text:span>' <text:span text:style-name="T41">письмо совпадает с этим параметром, если число строк в письме</text:span> <text:span text:style-name="T42">больше или равно</text:span> <text:span text:style-name="T41">заданного параметром</text:span>. Со знаком '<text:span text:style-name="T9">!</text:span>' <text:span text:style-name="T41">письмо совпадает с этим параметром, если число строк в письме</text:span> <text:span text:style-name="T43">меньше</text:span> <text:span text:style-name="T41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9">!</text:span>' <text:span text:style-name="T41">письмо совпадает с этим параметром, если число байтов в письме</text:span> <text:span text:style-name="T42">больше или равно</text:span> <text:span text:style-name="T41">заданного параметром</text:span>. Со знаком '<text:span text:style-name="T9">!</text:span>' <text:span text:style-name="T41">письмо совпадает с этим параметром, если число байтов в письме</text:span> <text:span text:style-name="T43">меньше</text:span> <text:span text:style-name="T41">заданного параметром</text:span>.</text:p>
          </table:table-cell>
        </table:table-row>
      </table:table>
      <text:p text:style-name="P44"><text:soft-page-break/>Тело письма совпадает с маской, если оно совпадает со всеми тремя параметрами.</text:p>
      <text:list xml:id="list222916771689588" text:continue-numbering="true" text:style-name="Outline">
        <text:list-item>
          <text:list>
            <text:list-item>
              <text:h text:style-name="P72" text:outline-level="2"><text:bookmark-start text:name="__RefHeading__10141_813993393"/><text:bookmark-start text:name="CheckPoints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43">Подробнее о действии данно<text:span text:style-name="T44">й директивы</text:span> читайте в главах <text:span text:style-name="Internet_20_link"><text:bookmark-ref text:reference-format="number" text:ref-name="__RefHeading__3042_61882448">11.1</text:bookmark-ref></text:span> <text:span text:style-name="T7">и </text:span><text:span text:style-name="Internet_20_link"><text:bookmark-ref text:reference-format="number" text:ref-name="__RefHeading__3044_61882448">11.2</text:bookmark-ref></text:span><text:span text:style-name="T7"> <text:s/></text:span><text:span text:style-name="T22">Если данн</text:span><text:span text:style-name="T23">ая</text:span><text:span text:style-name="T22"> </text:span><text:span text:style-name="T23">директива</text:span><text:span text:style-name="T22"> пропущен</text:span><text:span text:style-name="T23">а</text:span><text:span text:style-name="T22">, то считается</text:span><text:span text:style-name="T13"> </text:span><text:span text:style-name="T24">'Checkpoints: Never'</text:span><text:span text:style-name="T13">.</text:span></text:p>
      <text:list xml:id="list222918364848723" text:continue-numbering="true" text:style-name="Outline">
        <text:list-item>
          <text:list>
            <text:list-item>
              <text:h text:style-name="P73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46">данная директива присутствует в конфигурационном файле и в процессе исполнения другой директивы обнаружилось, что</text:span> указанная <text:span text:style-name="T46">в ней</text:span> база <text:span text:style-name="T46">писем</text:span> отсутствует, то <text:span text:style-name="T46">будет создана новая база</text:span>. По умолчанию создание новых баз запрещено.</text:p>
      <text:list xml:id="list222916762541130" text:continue-numbering="true" text:style-name="Outline">
        <text:list-item>
          <text:list>
            <text:list-item>
              <text:h text:style-name="P72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3">Определяет <text:span text:style-name="T45">FTN </text:span>домен для адреса (адресов). Используется в The Brake!-файл-боксах. По умолчанию: "<text:span text:style-name="T25">fidonet</text:span>".</text:p>
      <text:list xml:id="list222917919382611" text:continue-numbering="true" text:style-name="Outline">
        <text:list-item>
          <text:list>
            <text:list-item>
              <text:h text:style-name="P73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22918403642777" text:continue-numbering="true" text:style-name="Outline">
        <text:list-item>
          <text:list>
            <text:list-item>
              <text:h text:style-name="P73" text:outline-level="2"><text:bookmark-start text:name="__RefHeading__10149_813993393"/><text:bookmark-start text:name="FileBoxDir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25">z.n.f.p</text:span>, <text:s/>где <text:span text:style-name="T24">z</text:span> <text:span text:style-name="T11">—</text:span> зона, <text:span text:style-name="T24">n</text:span> <text:span text:style-name="T11">—</text:span> сеть, <text:span text:style-name="T24">f</text:span> <text:span text:style-name="T11">—</text:span> узел, <text:span text:style-name="T24">p</text:span> <text:span text:style-name="T11">—</text:span> пойнт.</text:p>
      <text:p text:style-name="Text_20_body">Пример: <text:span text:style-name="T24">2.5030.1157.0</text:span><text:span text:style-name="T9"> </text:span><text:span text:style-name="T11">— </text:span>это файл-бокс узла 2:5030/1157.</text:p>
      <text:list xml:id="list222916929098866" text:continue-numbering="true" text:style-name="Outline">
        <text:list-item>
          <text:list>
            <text:list-item>
              <text:h text:style-name="P72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znf.p; znf.ph</text:span> если hold (T-mail short box, представление <text:soft-page-break/>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5">domain.z.n.f.p.flavour</text:span> (The Brake!, <text:span text:style-name="T1">flavour</text:span> = <text:span text:style-name="T24">hold, normal, direct, crash, immediate</text:span>).</text:p>
          </table:table-cell>
        </table:table-row>
      </table:table>
      <text:p text:style-name="Text_20_body">Здесь <text:span text:style-name="T24">z</text:span> <text:span text:style-name="T11">—</text:span> зона, <text:span text:style-name="T24">n</text:span> <text:span text:style-name="T11">—</text:span> сеть, <text:span text:style-name="T24">f</text:span> <text:span text:style-name="T11">—</text:span> узел, <text:span text:style-name="T24">p</text:span> <text:span text:style-name="T11">—</text:span> пойнт.</text:p>
      <text:list xml:id="list222918219890695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16">FileInbound</text:span><text:span text:style-name="T15">: "h:\</text:span><text:span text:style-name="T16">inb\prot</text:span><text:span text:style-name="T15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22917622658130" text:continue-numbering="true" text:style-name="Outline">
        <text:list-item>
          <text:list>
            <text:list-item>
              <text:h text:style-name="P73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4">INTL</text:span>, то этот кладж добавляется при всех перемещениях и изменениях этого письма, см. также '<text:span text:style-name="Internet_20_link"><text:span text:style-name="T24"><text:bookmark-ref text:reference-format="text" text:ref-name="__RefHeading__10233_813993393">UseOwnZone</text:bookmark-ref></text:span></text:span>'.</text:p>
      <text:list xml:id="list222917301319677" text:continue-numbering="true" text:style-name="Outline">
        <text:list-item>
          <text:list>
            <text:list-item>
              <text:h text:style-name="P73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22918129309129" text:continue-numbering="true" text:style-name="Outline">
        <text:list-item>
          <text:list>
            <text:list-item>
              <text:h text:style-name="P73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4">.</text:span><text:span text:style-name="T25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22918351433226" text:continue-numbering="true" text:style-name="Outline">
        <text:list-item>
          <text:list>
            <text:list-item>
              <text:h text:style-name="P73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22918251418386" text:continue-numbering="true" text:style-name="Outline">
        <text:list-item>
          <text:list>
            <text:list-item>
              <text:h text:style-name="P73" text:outline-level="2"><text:bookmark-start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25">RNtrack.ndl</text:span>, и создаваться он будет в текущем каталоге.</text:p>
      <text:list xml:id="list222916610541569" text:continue-numbering="true" text:style-name="Outline">
        <text:list-item>
          <text:list>
            <text:list-item>
              <text:h text:style-name="P73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4"><text:reference-ref text:reference-format="text" text:ref-name="Action: Route">Action: Route</text:reference-ref></text:span></text:span> (или <text:span text:style-name="Internet_20_link"><text:span text:style-name="T24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25">KillSent</text:span> (<text:span text:style-name="T24">k</text:span>), то письмо будет удалено, иначе <text:span text:style-name="T11">—</text:span> нет.</text:p>
          </table:table-cell>
        </table:table-row>
      </table:table>
      <text:p text:style-name="P61">По умолчанию считается, что '<text:span text:style-name="T25">KillRoutedMessage</text:span><text:span text:style-name="T24">: Always</text:span>'. Удаление письма выполняется в базе писем, указанной в той команде '<text:span text:style-name="Internet_20_link"><text:span text:style-name="T24"><text:bookmark-ref text:reference-format="text" text:ref-name="ScanDir">ScanDir:</text:bookmark-ref></text:span></text:span>', к которой относится '<text:span text:style-name="Internet_20_link"><text:span text:style-name="T24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66">другими командами '</text:span><text:span text:style-name="T68">Action:</text:span><text:span text:style-name="T66">', расположенными непосредственно вслед за данной</text:span>.</text:p>
      <text:list xml:id="list222917440295809" text:continue-numbering="true" text:style-name="Outline">
        <text:list-item>
          <text:list>
            <text:list-item>
              <text:h text:style-name="P73" text:outline-level="2"><text:bookmark-start text:name="__RefHeading__10169_813993393"/><text:bookmark-start text:name="KludgeMask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9">Kludges</text:span>, и тех, что считаются <text:span text:style-name="T10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25">FromName</text:span> и <text:span text:style-name="T25">ToName</text:span> (см. <text:span text:style-name="Internet_20_link"><text:span text:style-name="T24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25">KludgeName</text:span> и <text:span text:style-name="T25">KludgeBody</text:span> в письме. Без знака <text:span text:style-name="T9">'!'</text:span> сравнение идёт на "больше или равно". Со знаком <text:span text:style-name="T9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22917118066217" text:continue-numbering="true" text:style-name="Outline">
        <text:list-item>
          <text:list>
            <text:list-item>
              <text:h text:style-name="P73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<text:soft-page-break/>не указывать файл журнала. </text:p>
      <text:list xml:id="list222918338000921" text:continue-numbering="true" text:style-name="Outline">
        <text:list-item>
          <text:list>
            <text:list-item>
              <text:h text:style-name="P73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4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22917410403139" text:continue-numbering="true" text:style-name="Outline">
        <text:list-item>
          <text:list>
            <text:list-item>
              <text:h text:style-name="P73" text:outline-level="2"><text:bookmark-start text:name="__RefHeading__10175_813993393"/><text:bookmark-start text:name="LoopStr"/>LoopStr:<text:bookmark-end text:name="LoopStr"/> " 2:5030/9999 RNtrack"<text:bookmark-end text:name="__RefHeading__10175_813993393"/></text:h>
            </text:list-item>
          </text:list>
        </text:list-item>
      </text:list>
      <text:p text:style-name="Text_20_body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4">2:5030/9999</text:span>" как маску, ибо эта подстрока входит в адрес 2:5030/99999 (например). Да и мои собственные пойнты ... В общем, я использую "<text:span text:style-name="T24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5">"</text:span><text:span text:style-name="T24">2:5030/9999,</text:span><text:span text:style-name="T15">"</text:span> ибо <text:span text:style-name="T1">Unimail</text:span> ставит в Via строку вида: <text:line-break/><text:tab/><text:span text:style-name="T17">UniMail</text:span><text:span text:style-name="T18">/W32 0.43b 2:5030/9999, 02 Jun 1998 15:39:32 UTC +0400</text:span><text:span text:style-name="T21">.</text:span></text:p>
      <text:list xml:id="list222918427294861" text:continue-numbering="true" text:style-name="Outline">
        <text:list-item>
          <text:list>
            <text:list-item>
              <text:h text:style-name="P72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4"><text:bookmark-ref text:reference-format="text" text:ref-name="ScanDir">ScanDir:</text:bookmark-ref></text:span></text:span>'. Порядок параметров такой:</text:p>
      <text:p text:style-name="P32"><text:soft-page-break/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Internet_20_link"><text:bookmark-ref text:reference-format="number" text:ref-name="__RefHeading__10237_813993393">5</text:bookmark-ref></text:span></text:p>
      <text:list xml:id="list222917273082944" text:continue-numbering="true" text:style-name="Outline">
        <text:list-item>
          <text:list>
            <text:list-item>
              <text:h text:style-name="P73" text:outline-level="2"><text:bookmark-start text:name="__RefHeading__10179_813993393"/><text:bookmark-start text:name="MaxAge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4">g</text:span>' в '<text:span text:style-name="Internet_20_link"><text:span text:style-name="T24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4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15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222917367652916" text:continue-numbering="true" text:style-name="Outline">
        <text:list-item>
          <text:list>
            <text:list-item>
              <text:h text:style-name="P73" text:outline-level="2"><text:bookmark-start text:name="__RefHeading__10181_813993393"/><text:bookmark-start text:name="MaxAttachSize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4">A</text:span>' в '<text:span text:style-name="Internet_20_link"><text:span text:style-name="T24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4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4"><text:bookmark-ref text:reference-format="text" text:ref-name="Flags">Flags</text:bookmark-ref></text:span></text:span>).</text:p>
      <text:list xml:id="list222918244838750" text:continue-numbering="true" text:style-name="Outline">
        <text:list-item>
          <text:list>
            <text:list-item>
              <text:h text:style-name="P73" text:outline-level="2"><text:bookmark-start text:name="__RefHeading__10183_813993393"/><text:bookmark-start text:name="MaxNodelistAge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22917764529550" text:continue-numbering="true" text:style-name="Outline">
        <text:list-item>
          <text:list>
            <text:list-item>
              <text:h text:style-name="P73" text:outline-level="2"><text:bookmark-start text:name="__RefHeading__10185_813993393"/><text:bookmark-start text:name="MaxMsgSize"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22917411540694" text:continue-numbering="true" text:style-name="Outline">
        <text:list-item>
          <text:list>
            <text:list-item>
              <text:h text:style-name="P73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22918477644618" text:continue-numbering="true" text:style-name="Outline">
        <text:list-item>
          <text:list>
            <text:list-item>
              <text:h text:style-name="P73" text:outline-level="2"><text:bookmark-start text:name="__RefHeading__10191_813993393"/><text:bookmark-start text:name="Nodelist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15">*</text:span>', то берётся файл с наибольшим номером. Если Вы хотите использовать "усечённые" версии нодлиста, то Вы должны указать в данной <text:soft-page-break/>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25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22917170725259" text:continue-numbering="true" text:style-name="Outline">
        <text:list-item>
          <text:list>
            <text:list-item>
              <text:h text:style-name="P73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25">Nodelist: "nodelist.*" </text:span><text:span text:style-name="T1">эквивалентно</text:span><text:span text:style-name="T24"> </text:span><text:span text:style-name="T25">"o:\nodelist\nodelist.*"</text:span></text:p>
      <text:p text:style-name="Text_20_body"><text:span text:style-name="T25">Nodelist: "z7\z7-list.*"</text:span><text:span text:style-name="T24"> </text:span><text:span text:style-name="T1">эквивалентно</text:span><text:span text:style-name="T24"> </text:span><text:span text:style-name="T25">"o:\nodelist\z7\z7-list.*"</text:span></text:p>
      <text:p text:style-name="Text_20_body"><text:span text:style-name="T25">Nodelist: "c:\addlist.*"</text:span><text:span text:style-name="T24"> </text:span><text:span text:style-name="T1">эквивалентно</text:span><text:span text:style-name="T24"> </text:span><text:span text:style-name="T25">"c:\addlist.*"</text:span></text:p>
      <text:list xml:id="list222916367900601" text:continue-numbering="true" text:style-name="Outline">
        <text:list-item>
          <text:list>
            <text:list-item>
              <text:h text:style-name="P73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4"><text:bookmark-ref text:reference-format="text" text:ref-name="ActionIgnore">Action: Ignore</text:bookmark-ref></text:span></text:span>'. По умолчанию вывод на экран и в журнал включён.</text:p>
      <text:list xml:id="list222917493485724" text:continue-numbering="true" text:style-name="Outline">
        <text:list-item>
          <text:list>
            <text:list-item>
              <text:h text:style-name="P72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4"><text:bookmark-ref text:reference-format="text" text:ref-name="Origin">@Origin</text:bookmark-ref></text:span></text:span>.</text:p>
      <text:list xml:id="list222916479842262" text:continue-numbering="true" text:style-name="Outline">
        <text:list-item>
          <text:list>
            <text:list-item>
              <text:h text:style-name="P73" text:outline-level="2"><text:bookmark-start text:name="__RefHeading__10197_813993393"/><text:bookmark-start text:name="Outbound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22916625299828" text:continue-numbering="true" text:style-name="Outline">
        <text:list-item>
          <text:list>
            <text:list-item>
              <text:h text:style-name="P73" text:outline-level="2"><text:bookmark-start text:name="__RefHeading__10199_813993393"/><text:bookmark-start text:name="Password"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22916550373135" text:continue-numbering="true" text:style-name="Outline">
        <text:list-item>
          <text:list>
            <text:list-item>
              <text:h text:style-name="P74" text:outline-level="2"><text:bookmark-start text:name="__RefHeading__10201_813993393"/><text:bookmark-start text:name="ScanDir"/><text:span text:style-name="T15">ScanDir:</text:span><text:bookmark-end text:name="ScanDir"/><text:span text:style-name="T15"> ...</text:span><text:bookmark-end text:name="__RefHeading__10201_813993393"/></text:h>
            </text:list-item>
          </text:list>
        </text:list-item>
      </text:list>
      <text:p text:style-name="Text_20_body">Команда '<text:span text:style-name="T25">ScanDir:</text:span>' может быть двух видов:</text:p>
      <text:p text:style-name="P32">ScanDir: "o:\netmail" [Renumber] [Unpack] [Time] [Flag "[!|#]File"][ScriptBefore "Func1"] [ScriptAfter "Func2"]</text:p>
      <text:p text:style-name="Text_20_body"><text:soft-page-break/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4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4">Action:</text:span>' (см. главу <text:span text:style-name="Internet_20_link"><text:bookmark-ref text:reference-format="number" text:ref-name="__RefHeading__10241_813993393">6</text:bookmark-ref></text:span>). Все команды, указанные ниже данной команды '<text:span text:style-name="T25">ScanDir:</text:span>', относятся к ней, пока не встретится новая команда '<text:span text:style-name="T25">ScanDir:</text:span>' или не закончится текст конфигурационного файла.</text:p>
      <text:p text:style-name="Text_20_body">Если указано дополнительное слово <text:span text:style-name="T24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4">*.MSG</text:span> формата.</text:p>
      <text:p text:style-name="Text_20_body">Если указано <text:span text:style-name="T24">Unpack</text:span> <text:span text:style-name="T11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4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4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4">#</text:span>', то этот файл будет удалён после сканирования базы.</text:p>
      <text:p text:style-name="Text_20_body">Формат <text:bookmark-start text:name="Time"/><text:span text:style-name="T24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4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<text:soft-page-break/>Daily P.00:15</text:p>
      <text:p text:style-name="Text_20_body">Сканируем базу <text:span text:style-name="T5">один</text:span> раз через каждые 15 минут. Эта запись <text:span text:style-name="T11">—</text:span> сокращённый вариант записи <text:span text:style-name="T24">Daily 00:00 00:15 00:30 00:45 01:00...</text:span> Первое событие при использовании данной формы записи всегда начинается в 00:00. Последнее событие <text:span text:style-name="T11">—</text:span> всегда в пределах 00:00-23:59. Например, при указании <text:span text:style-name="T24">P.00:54</text:span> первое событие будет в 00:00, второе <text:span text:style-name="T11">—</text:span> в 00:54, последнее <text:span text:style-name="T11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4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25">@BeforeRoute</text:span><text:bookmark-end text:name="BeforeRoute"/> или <text:bookmark-start text:name="AfterRoute"/><text:span text:style-name="T25">@AfterRoute</text:span><text:bookmark-end text:name="AfterRoute"/>, то данный '<text:span text:style-name="T25">ScanDir:</text:span>' будет срабатывать до или после выполнения команд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 в <text:s/>последующих '<text:span text:style-name="T25">ScanDir:</text:span>'. Использование модификаторов <text:span text:style-name="T24">Renumber</text:span>, <text:span text:style-name="T24">Unpack</text:span> и <text:span text:style-name="T24">Time</text:span> для '<text:span text:style-name="T25">ScanDir:</text:span>' данного типа невозможно. Также запрещено использование '<text:span text:style-name="Internet_20_link"><text:span text:style-name="T24"><text:reference-ref text:reference-format="text" text:ref-name="Action: Route">Action: Route</text:reference-ref></text:span></text:span>'.</text:p>
      <text:list xml:id="list222917041750559" text:continue-numbering="true" text:style-name="Outline">
        <text:list-item>
          <text:list>
            <text:list-item>
              <text:h text:style-name="P72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4">File</text:span>" существует, значит активна другая копия <text:span text:style-name="T1">RNtrack-а</text:span>. Параметр <text:span text:style-name="T24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222917451903346" text:continue-numbering="true" text:style-name="Outline">
        <text:list-item>
          <text:list>
            <text:list-item>
              <text:h text:style-name="P73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4">Route</text:span>". Если использовать данное слово, то Via будет добавляться и при выполнении команд "<text:span text:style-name="Internet_20_link"><text:span text:style-name="T24"><text:bookmark-ref text:reference-format="text" text:ref-name="Copy">Copy</text:bookmark-ref></text:span></text:span>" (будет добавлено к копии), "<text:span text:style-name="Internet_20_link"><text:span text:style-name="T24"><text:bookmark-ref text:reference-format="text" text:ref-name="Move">Move</text:bookmark-ref></text:span></text:span>", "<text:span text:style-name="Internet_20_link"><text:span text:style-name="T24"><text:bookmark-ref text:reference-format="text" text:ref-name="AddNote">AddNote</text:bookmark-ref></text:span></text:span>", "<text:span text:style-name="Internet_20_link"><text:span text:style-name="T24"><text:bookmark-ref text:reference-format="text" text:ref-name="Rewrite">Rewrite</text:bookmark-ref></text:span></text:span>" <text:soft-page-break/>и других команд, изменяющих само письмо (команда "<text:span text:style-name="Internet_20_link"><text:span text:style-name="T24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22916880190325" text:continue-numbering="true" text:style-name="Outline">
        <text:list-item>
          <text:list>
            <text:list-item>
              <text:h text:style-name="P73" text:outline-level="2"><text:bookmark-start text:name="__RefHeading__10207_813993393"/><text:bookmark-start text:name="ScriptFile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4"><text:bookmark-ref text:reference-format="text" text:ref-name="ActionScript">Action: Script</text:bookmark-ref></text:span></text:span>.</text:p>
      <text:list xml:id="list222916950221316" text:continue-numbering="true" text:style-name="Outline">
        <text:list-item>
          <text:list>
            <text:list-item>
              <text:h text:style-name="P73" text:outline-level="2"><text:bookmark-start text:name="__RefHeading__10209_813993393"/><text:bookmark-start text:name="ScriptMask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25">smask</text:span>" <text:span text:style-name="T11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222918436369580" text:continue-numbering="true" text:style-name="Outline">
        <text:list-item>
          <text:list>
            <text:list-item>
              <text:h text:style-name="P73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22916811540591" text:continue-numbering="true" text:style-name="Outline">
        <text:list-item>
          <text:list>
            <text:list-item>
              <text:h text:style-name="P73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list xml:id="list222916370938308" text:continue-numbering="true" text:style-name="Outline">
        <text:list-item>
          <text:list>
            <text:list-item>
              <text:h text:style-name="P73" text:outline-level="2"><text:bookmark-start text:name="__RefHeading__10215_813993393"/>SysopName: "Vladimir <text:span text:style-name="T48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25">@Sysop</text:span>. Кавычки обязательны. И вообще, везде, где <text:span text:style-name="T47">в этом руководстве </text:span>кавычки стоят, они обязательны.</text:p>
      <text:list xml:id="list222916586482347" text:continue-numbering="true" text:style-name="Outline">
        <text:list-item>
          <text:list>
            <text:list-item>
              <text:h text:style-name="P73" text:outline-level="2"><text:bookmark-start text:name="__RefHeading__10217_813993393"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25">@Tearline</text:span>. Если не указан, будет использоваться <text:span text:style-name="T16">"</text:span><text:span text:style-name="T25">--- Rntrack/XXX X.XX.</text:span><text:span text:style-name="T26">X</text:span><text:span text:style-name="T25">X</text:span><text:span text:style-name="T16">"</text:span>.</text:p>
      <text:list xml:id="list222917417084012" text:continue-numbering="true" text:style-name="Outline">
        <text:list-item>
          <text:list>
            <text:list-item>
              <text:h text:style-name="P73" text:outline-level="2"><text:bookmark-start text:name="__RefHeading__10219_813993393"/><text:bookmark-start text:name="TempMail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4">Unpack</text:span> (ключ <text:span text:style-name="T24">-u</text:span> в командной строке). Этот ключ может быть пропущен, если Вы не пользуетесь перепаковкой аутбаунда.</text:p>
      <text:list xml:id="list222918321349827" text:continue-numbering="true" text:style-name="Outline">
        <text:list-item>
          <text:list>
            <text:list-item>
              <text:h text:style-name="P73" text:outline-level="2"><text:bookmark-start text:name="__RefHeading__10221_813993393"/><text:bookmark-start text:name="TimeStampFile"/><text:soft-page-break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22918001004909" text:continue-numbering="true" text:style-name="Outline">
        <text:list-item>
          <text:list>
            <text:list-item>
              <text:h text:style-name="P73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22918036494157" text:continue-numbering="true" text:style-name="Outline">
        <text:list-item>
          <text:list>
            <text:list-item>
              <text:h text:style-name="P73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222916686829404" text:continue-numbering="true" text:style-name="Outline">
        <text:list-item>
          <text:list>
            <text:list-item>
              <text:h text:style-name="P73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49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222917884438050" text:continue-numbering="true" text:style-name="Outline">
        <text:list-item>
          <text:list>
            <text:list-item>
              <text:h text:style-name="P73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22916397967282" text:continue-numbering="true" text:style-name="Outline">
        <text:list-item>
          <text:list>
            <text:list-item>
              <text:h text:style-name="P73" text:outline-level="2"><text:bookmark-start text:name="__RefHeading__10231_813993393"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4">*.?lo</text:span> для приаттаченных файлов. Вы должны определить <text:span text:style-name="Internet_20_link"><text:span text:style-name="T24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22917663692527" text:continue-numbering="true" text:style-name="Outline">
        <text:list-item>
          <text:list>
            <text:list-item>
              <text:h text:style-name="P73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15">Via</text:span>. Отличия форматов в следующем.</text:p>
      <text:p text:style-name="Text_20_body">Без '<text:span text:style-name="T25">UseNewVia</text:span>' : </text:p>
      <text:p text:style-name="Text_20_body"><text:tab/><text:span text:style-name="T24">"Via 2:5030/9999 RNtrack 2.06/W32 08 Oct 1999 03:03:59 UTC+0400"</text:span></text:p>
      <text:p text:style-name="Text_20_body"><text:soft-page-break/>С использованием '<text:span text:style-name="T25">UseNewVia</text:span>' :</text:p>
      <text:p text:style-name="Text_20_body"><text:tab/>"<text:span text:style-name="T24">Via 2:5030/9999 @19991007.230359.UTC RNtrack 2.06/W32</text:span>"</text:p>
      <text:p text:style-name="P34">Я настойчиво рекомендую использовать '<text:span text:style-name="T25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25"><text:bookmark-ref text:reference-format="text" text:ref-name="LoopStr">LoopStr:</text:bookmark-ref></text:span><text:span text:style-name="T1">', если, конечно, Вы ей пользуетесь.</text:span></text:p>
      <text:list xml:id="list222916749346338" text:continue-numbering="true" text:style-name="Outline">
        <text:list-item>
          <text:list>
            <text:list-item>
              <text:h text:style-name="P73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22918313138225" text:continue-numbering="true" text:style-name="Outline">
        <text:list-item>
          <text:list>
            <text:list-item>
              <text:h text:style-name="P72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35">Конфигурационное слово UTC задаёт разницу (в часах) между местным временем в компьютере и UTC. Для московского времени эта величина <text:span text:style-name="T35">равна</text:span> +3. Используется в кладжах при выполнении команды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1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22917176414037" text:continue-numbering="true" text:style-name="Outline">
        <text:list-item>
          <text:h text:style-name="Heading_20_1" text:outline-level="1"><text:bookmark-start text:name="__RefHeading__10237_813993393"/>Параметры слова <text:span text:style-name="T15">Mask:</text:span><text:bookmark-end text:name="__RefHeading__10237_813993393"/></text:h>
        </text:list-item>
      </text:list>
      <text:p text:style-name="Text_20_body">Ключевое слово '<text:span text:style-name="T24">Mask:</text:span>' указывает маску, с которой будет сравниваться письмо. 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222918442199406" text:continue-numbering="true" text:style-name="Outline">
        <text:list-item>
          <text:list>
            <text:list-item>
              <text:h text:style-name="Heading_20_2" text:outline-level="2"><text:bookmark-start text:name="__RefHeading__14278_1391431384"/><text:bookmark-start text:name="FromName"/><text:span text:style-name="T16">FromName</text:span><text:bookmark-end text:name="FromName"/>, <text:span text:style-name="T16">ToName</text:span><text:bookmark-end text:name="__RefHeading__14278_1391431384"/></text:h>
            </text:list-item>
          </text:list>
        </text:list-item>
      </text:list>
      <text:p text:style-name="Text_20_body"><text:span text:style-name="T50">Эти поля маски сравниваются с т</text:span>екстовы<text:span text:style-name="T50">ми</text:span> поля<text:span text:style-name="T51">ми</text:span> из письма <text:span text:style-name="T50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38">'<text:span text:style-name="T15">*</text:span>' <text:span text:style-name="T11">—</text:span> любое число любых символов;<text:line-break/>'<text:span text:style-name="T15">?</text:span>' <text:span text:style-name="T11">—</text:span> любой символ;<text:line-break/><text:soft-page-break/>'<text:span text:style-name="T15">#</text:span>' <text:span text:style-name="T11">—</text:span> любая цифра;<text:line-break/>'<text:span text:style-name="T15">$</text:span>' <text:span text:style-name="T11">—</text:span> любой печатный символ (т.е. все символы "больше" пробела);<text:line-break/>'<text:span text:style-name="T15">[</text:span>' и '<text:span text:style-name="T15">]</text:span>' <text:span text:style-name="T11">—</text:span> только указанные символы;<text:line-break/>'<text:span text:style-name="T15">[!</text:span>' и '<text:span text:style-name="T15">]</text:span>' <text:span text:style-name="T11">—</text:span> только <text:span text:style-name="T5">не</text:span> указанные символы.</text:p>
      <text:p text:style-name="Text_20_body">Если первым символом стоит '<text:span text:style-name="T15">!</text:span>', то проверяется на несовпадение.</text:p>
      <text:p text:style-name="Text_20_body">Например:</text:p>
      <text:p text:style-name="P38">"<text:span text:style-name="T24">*Fix*</text:span>" <text:span text:style-name="T11">—</text:span> проверить на нахождение данной подстроки. Например, "<text:span text:style-name="T14">AreaFix</text:span>", "<text:span text:style-name="T25">FixIt</text:span>" и "<text:span text:style-name="T25">Somefixation</text:span>" подпадут под эту маску.</text:p>
      <text:p text:style-name="P38">"<text:span text:style-name="T24">*@*.[rs]u</text:span>" <text:span text:style-name="T11">—</text:span> "<text:span text:style-name="T25">eddie@ironmaiden.com</text:span>" и "<text:span text:style-name="T25">some@where.su</text:span>" подпадут под эту маску, а "<text:span text:style-name="T25">some@where.net</text:span>" — нет.</text:p>
      <text:p text:style-name="P38">"<text:span text:style-name="T24">!*.*</text:span>" — соответственно, "<text:span text:style-name="T25">aaa.bbb</text:span>" и "<text:span text:style-name="T25">c.c.c.c</text:span>" <text:span text:style-name="T5">не</text:span> подпадут под эту маску, а "<text:span text:style-name="T25">SomeText</text:span>" — подпадёт.</text:p>
      <text:p text:style-name="Text_20_body">Для того, чтобы использовать символы '<text:span text:style-name="T24">*</text:span>', '<text:span text:style-name="T24">?</text:span>', '<text:span text:style-name="T24">[</text:span>', '<text:span text:style-name="T24">]</text:span>', '<text:span text:style-name="T24">!</text:span>' в качестве просто символов, а не части маски, их надо предварить символом '<text:span text:style-name="T24">\</text:span>'.</text:p>
      <text:p text:style-name="Text_20_body">Например:</text:p>
      <text:p text:style-name="Text_20_body">"<text:span text:style-name="T24">\*.\*</text:span>" <text:span text:style-name="T11">—</text:span> под эту маску подпадёт только строка "<text:span text:style-name="T15">*.*</text:span>".</text:p>
      <text:list xml:id="list222917569145667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16">FromAddr</text:span>, <text:span text:style-name="T16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1">или</text:span> маску (например, <text:span text:style-name="T24">2:*/*</text:span> или просто <text:span text:style-name="T24">*</text:span>), <text:span text:style-name="T51">или</text:span> <text:span text:style-name="T53">один из </text:span>символ<text:span text:style-name="T53">ов<text:tab/></text:span>:</text:p>
      <text:p text:style-name="P38">'<text:span text:style-name="T24">#</text:span>' <text:span text:style-name="T11">—</text:span> проверить на наличие в нодлисте;</text:p>
      <text:p text:style-name="P38">'<text:span text:style-name="T24">H</text:span>' <text:span text:style-name="T11">—</text:span> <text:span text:style-name="T51">у</text:span>зел есть в нодлисте и у него стоит флаг 'Hold';</text:p>
      <text:p text:style-name="P40">'<text:span text:style-name="T24">U</text:span>' <text:span text:style-name="T11">—</text:span> <text:span text:style-name="T51">у</text:span>зел есть в нодлисте и у него стоит флаг 'Hub';</text:p>
      <text:p text:style-name="P40">'<text:span text:style-name="T24">D</text:span>' <text:span text:style-name="T11">—</text:span> <text:span text:style-name="T51">у</text:span>зел есть в нодлисте и у него стоит флаг 'Down';</text:p>
      <text:p text:style-name="P40">'<text:span text:style-name="T24">P</text:span>' <text:span text:style-name="T11">—</text:span> <text:span text:style-name="T51">у</text:span>зел есть в нодлисте и у него стоит флаг 'Pvt';</text:p>
      <text:p text:style-name="P38">'<text:reference-mark-start text:name="@ - наш адрес"/><text:span text:style-name="T24">@</text:span><text:reference-mark-end text:name="@ - наш адрес"/>' <text:span text:style-name="T11">—</text:span> наш(и) адрес(а).</text:p>
      <text:p text:style-name="Text_20_body"><text:span text:style-name="T52">В адресе п</text:span>осле точки ещё может стоять символ '<text:span text:style-name="T24">&amp;</text:span>'. Например, "<text:span text:style-name="T24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4">#</text:span>" и "<text:span text:style-name="T24">&amp;</text:span>" читайте в главах <text:span text:style-name="Internet_20_link"><text:bookmark-ref text:reference-format="number-no-superior" text:ref-name="__RefHeading__3042_61882448">11.1</text:bookmark-ref></text:span> и <text:span text:style-name="Internet_20_link"><text:bookmark-ref text:reference-format="number-no-superior" text:ref-name="__RefHeading__3044_61882448">11.2</text:bookmark-ref></text:span></text:p>
      <text:p text:style-name="Text_20_body">Перед адресом может стоять символ '<text:span text:style-name="T24">!</text:span>', что означает '<text:span text:style-name="T5">не</text:span>'. Например, <text:span text:style-name="T24">! 2:5030/9999</text:span> <text:span text:style-name="T11">—</text:span> адрес <text:span text:style-name="T5">не</text:span> должен совпадать с 2:5030/9999.</text:p>
      <text:list xml:id="list222918024068783" text:continue-numbering="true" text:style-name="Outline">
        <text:list-item>
          <text:list>
            <text:list-item>
              <text:h text:style-name="Heading_20_2" text:outline-level="2"><text:bookmark-start text:name="__RefHeading__14282_1391431384"/><text:soft-page-break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25">FromName</text:span> и <text:span text:style-name="T25">ToName</text:span><text:span text:style-name="T16"> </text:span><text:span text:style-name="T1">(см. </text:span><text:span text:style-name="Internet_20_link"><text:span text:style-name="T24"><text:bookmark-ref text:reference-format="text" text:ref-name="FromName">FromName</text:bookmark-ref></text:span></text:span><text:span text:style-name="T1">)</text:span>, работают и для этого поля.</text:p>
      <text:list xml:id="list222918418707732" text:continue-numbering="true" text:style-name="Outline">
        <text:list-item>
          <text:list>
            <text:list-item>
              <text:h text:style-name="Heading_20_2" text:outline-level="2"><text:bookmark-start text:name="__RefHeading__14284_1391431384"/><text:bookmark-start text:name="Flags"/>Flags<text:bookmark-end text:name="__RefHeading__14284_1391431384"/><text:bookmark-end text:name="Flags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table:number-columns-spanned="3" office:value-type="string">
            <text:p text:style-name="Text_20_body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Проверить размер аттачей:<text:line-break/><text:span text:style-name="T24">+A</text:span> <text:span text:style-name="T11">—</text:span> больше, чем указано в '<text:span text:style-name="Internet_20_link"><text:span text:style-name="T24"><text:bookmark-ref text:reference-format="text" text:ref-name="MaxAttachSize">MaxAttachSize:</text:bookmark-ref></text:span></text:span>';<text:line-break/><text:span text:style-name="T24">-A</text:span> <text:span text:style-name="T11">—</text:span> меньше или равно, чем указано в '<text:span text:style-name="Internet_20_link"><text:span text:style-name="T24"><text:bookmark-ref text:reference-format="text" text:ref-name="MaxAttachSize">MaxAttachSize:</text:bookmark-ref></text:span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table:number-columns-spanned="3" office:value-type="string">
            <text:p text:style-name="Text_20_body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table:number-columns-spanned="3" office:value-type="string">
            <text:p text:style-name="Text_20_body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table:number-columns-spanned="3" office:value-type="string">
            <text:p text:style-name="Text_20_body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table:number-columns-spanned="3" office:value-type="string">
            <text:p text:style-name="Text_20_body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table:number-columns-spanned="3" office:value-type="string">
            <text:p text:style-name="Text_20_body">Проверить возраст письма:<text:line-break/><text:span text:style-name="T24">+g</text:span> <text:span text:style-name="T11">—</text:span> больше, чем указано в '<text:span text:style-name="T25"><text:bookmark-ref text:reference-format="text" text:ref-name="MaxAge">MaxAge:</text:bookmark-ref></text:span>';<text:line-break/><text:span text:style-name="T24">-g</text:span> <text:span text:style-name="T11">—</text:span> меньше или равно, чем указано в '<text:span text:style-name="T25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table:number-columns-spanned="3" office:value-type="string">
            <text:p text:style-name="Text_20_body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table:number-columns-spanned="3" office:value-type="string">
            <text:p text:style-name="Text_20_body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table:number-columns-spanned="3" office:value-type="string">
            <text:p text:style-name="Text_20_body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table:number-columns-spanned="3" office:value-type="string">
            <text:p text:style-name="Text_20_body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<text:span text:style-name="T1">i</text:span><text:span text:style-name="T3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Проверить размер сообщений:<text:line-break/><text:soft-page-break/><text:span text:style-name="T24">+M</text:span> <text:span text:style-name="T11">—</text:span> больше, чем указано в '<text:span text:style-name="Internet_20_link"><text:span text:style-name="T24"><text:bookmark-ref text:reference-format="text" text:ref-name="MaxMsgSize">MaxMsgSize:</text:bookmark-ref></text:span></text:span>';<text:line-break/><text:span text:style-name="T24">-M</text:span> <text:span text:style-name="T11">—</text:span> меньше или равно, чем указано в '<text:span text:style-name="Internet_20_link"><text:span text:style-name="T24"><text:bookmark-ref text:reference-format="text" text:ref-name="MaxMsgSize">MaxMsgSize:</text:bookmark-ref></text:span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table:number-columns-spanned="3" office:value-type="string">
            <text:p text:style-name="Text_20_body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table:number-columns-spanned="3" office:value-type="string">
            <text:p text:style-name="Text_20_body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table:number-columns-spanned="3" office:value-type="string">
            <text:p text:style-name="Text_20_body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table:number-columns-spanned="3" office:value-type="string">
            <text:p text:style-name="Text_20_body">return receipt re<text:span text:style-name="T20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table:number-columns-spanned="3" office:value-type="string">
            <text:p text:style-name="Text_20_body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table:number-columns-spanned="3" office:value-type="string">
            <text:p text:style-name="Text_20_body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table:number-columns-spanned="3" office:value-type="string">
            <text:p text:style-name="Text_20_body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table:number-columns-spanned="3" office:value-type="string">
            <text:p text:style-name="Text_20_body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table:number-columns-spanned="3" office:value-type="string">
            <text:p text:style-name="Text_20_body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4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4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table:number-columns-spanned="3" office:value-type="string">
            <text:p text:style-name="Text_20_body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table:number-columns-spanned="3" office:value-type="string">
            <text:p text:style-name="Text_20_body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table:number-columns-spanned="3" office:value-type="string">
            <text:p text:style-name="Text_20_body">Если перед флагом стоит знак '<text:span text:style-name="T24">+</text:span>', значит для того, чтобы письмо совпало с маской, этот флаг должен быть установлен; если стоит знак '<text:span text:style-name="T24">-</text:span>', то флаг должен быть сброшен. Особая ситуация с Loop. Флаг <text:span text:style-name="T24">+0</text:span> указывает, что ловится ситуация, когда письмо ещё ни разу не проходило через нашу станцию. Флаг <text:span text:style-name="T24">-0</text:span> ловит ситуацию, когда письмо проходило через нашу станцию хотя бы один раз. Флаг <text:span text:style-name="T24">+1</text:span><text:span text:style-name="T22">...</text:span><text:span text:style-name="T24">+9</text:span> ловит ситуацию, когда письмо проходило соответствующее число раз <text:span text:style-name="T5">или более</text:span>. Флаг <text:span text:style-name="T24">-1</text:span><text:span text:style-name="T22">...</text:span><text:span text:style-name="T24">-9</text:span> <text:span text:style-name="T11">—</text:span> когда письмо проходило <text:span text:style-name="T5">менее</text:span> этого числа раз <text:span text:style-name="T54">(имеется в виду число без знака)</text:span>. <text:line-break/>То есть <text:span text:style-name="T24">+0 == -1</text:span><text:span text:style-name="T15">,</text:span> <text:span text:style-name="T24">-0 == +1</text:span><text:span text:style-name="T15">.</text:span></text:p>
          </table:table-cell>
          <table:covered-table-cell/>
          <table:covered-table-cell/>
        </table:table-row>
      </table:table>
      <text:p text:style-name="Text_20_body"><text:soft-page-break/>Примеры некоторых масок:</text:p>
      <text:p text:style-name="P32">Mask: * * * * * *</text:p>
      <text:p text:style-name="P38">Под такую маску подпадает <text:span text:style-name="T5">любое</text:span> письмо.</text:p>
      <text:p text:style-name="P32">Mask: * * "*Lenin*" * * *</text:p>
      <text:p text:style-name="P38">Под такую маску подпадают те письма, которые написаны на имя, в котором есть слово Lenin.</text:p>
      <text:p text:style-name="P32">Mask: * !# * !# * *</text:p>
      <text:p text:style-name="P38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38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/text:p>
      <text:p text:style-name="P32">Mask: * 2:5020/381 * * * *</text:p>
      <text:p text:style-name="P32">Mask: * 2:5020/1381 * * * *</text:p>
      <text:p text:style-name="P38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4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/text:p>
      <text:p text:style-name="P32">Aka: 7:1130/79 7:*/*.*</text:p>
      <text:p text:style-name="P32">Aka: 8:888/888 8:*/*.*</text:p>
      <text:p text:style-name="P32">[...]</text:p>
      <text:p text:style-name="P32">Mask * * * !@ * *</text:p>
      <text:p text:style-name="P38">Под такую маску подпадут все письма, которые написаны не на 2:5030/9999, не на 7:1130/79 и не на 8:888/888.</text:p>
      <text:list xml:id="list222918082347276" text:continue-numbering="true" text:style-name="Outline">
        <text:list-item>
          <text:list>
            <text:list-item>
              <text:h text:style-name="Heading_20_2" text:outline-level="2"><text:bookmark-start text:name="__RefHeading__10239_813993393"/>Параметры слова '<text:span text:style-name="T16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Text_20_body"><text:tab/><text:span text:style-name="T24">ScriptMask: "smask"</text:span></text:p>
      <text:p text:style-name="Text_20_body">Здесь "<text:span text:style-name="T25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text:soft-page-break/>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22917089258207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15">Action:</text:span>'<text:bookmark-end text:name="__RefHeading__10241_813993393"/></text:h>
        </text:list-item>
      </text:list>
      <text:p text:style-name="Text_20_body">Ключевое слово '<text:span text:style-name="T24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38">Добавить в начало тела письма указанный шаблон.</text:p>
      <text:p text:style-name="P32">Action: AddKludge "name" "value"</text:p>
      <text:p text:style-name="P38">Добавить кладж в письмо.</text:p>
      <text:p text:style-name="P32">Action: <text:bookmark-start text:name="Delete"/>Delete<text:bookmark-end text:name="Delete"/></text:p>
      <text:p text:style-name="P38">Удалить письмо. Письмо удаляется из базы, указанной в '<text:span text:style-name="T25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4">Action:</text:span>', относящимися к той же команде '<text:span text:style-name="T25">ScanDir:</text:span>' <text:span text:style-name="T73">и расположенными непосредственно вслед за данной командой '</text:span><text:span text:style-name="T34">Action:</text:span><text:span text:style-name="T73">'</text:span>.</text:p>
      <text:p text:style-name="P32">Action: <text:bookmark-start text:name="Move"/>Move<text:bookmark-end text:name="Move"/> "o:\new\dir"</text:p>
      <text:p text:style-name="P38">Переместить письмо в другую базу. После перемещения возможна обработка этого письма другими командами '<text:span text:style-name="T24">Action:</text:span>', относящимися к той же команде '<text:span text:style-name="T25">ScanDir:</text:span>'.</text:p>
      <text:p text:style-name="P32">Action: <text:bookmark-start text:name="Copy"/>Copy<text:bookmark-end text:name="Copy"/> "o:\new\dir"</text:p>
      <text:p text:style-name="P38">Скопировать письмо в другую базу.</text:p>
      <text:p text:style-name="P42">Action: <text:bookmark-start text:name="Rewrite"/>Rewrite<text:bookmark-end text:name="Rewrite"/> * * * * * *</text:p>
      <text:p text:style-name="P38">Перезаписать письмо. <text:span text:style-name="T55">Смысл</text:span> полей, в которых в строчке выше стоят звёздочки, т<text:span text:style-name="T55">от</text:span> же, что и в <text:span text:style-name="Internet_20_link"><text:span text:style-name="T24"><text:bookmark-ref text:reference-format="text" text:ref-name="Mask">Mask:</text:bookmark-ref></text:span></text:span>. Символ '<text:span text:style-name="T24">*</text:span>' означает, что данное поле надо оставить без изменений. <text:span text:style-name="T55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4"><text:bookmark-ref text:reference-format="text" text:ref-name="ScanDir">ScanDir:</text:bookmark-ref></text:span></text:span>'. В поле <text:span text:style-name="T24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41">Проигнорировать письмо, <text:span text:style-name="T57">совпавшее с маской</text:span>. <text:span text:style-name="T56">Это означает, что это письмо </text:span><text:soft-page-break/><text:span text:style-name="T56">будет исключено из действия последующих команд Action, относящихся к той же команде '</text:span><text:span text:style-name="T27">ScanDir:</text:span><text:span text:style-name="T56">'.</text:span></text:p>
      <text:p text:style-name="P32"><text:bookmark-start text:name="ActionDisplay"/>Action: Display<text:bookmark-end text:name="ActionDisplay"/> "Text"</text:p>
      <text:p text:style-name="P38">Вывести строку на экран и в журнал. В поле "<text:span text:style-name="T24">Text</text:span>" можно использовать макросы, используемые в шаблонах.</text:p>
      <text:p text:style-name="P32">Action: Flag "File"</text:p>
      <text:p text:style-name="P38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38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38">Создать новое письмо, используя шаблон. В поле Subject можно использовать макросы, используемые в шаблонах. "<text:span text:style-name="T25">tpl</text:span>" в этом слове указывает на шаблон, который будет использован при создании нового письма, а "<text:span text:style-name="T25">dir</text:span>" <text:span text:style-name="T11">—</text:span> это каталог, в котором это письмо будет создано. Остальные поля почти такие же, как в слове '<text:span text:style-name="Internet_20_link"><text:span text:style-name="T24"><text:bookmark-ref text:reference-format="text" text:ref-name="Mask">Mask:</text:bookmark-ref></text:span></text:span>' за исключением того, что здесь нельзя использовать символы '<text:span text:style-name="T24">&amp;</text:span>', '<text:span text:style-name="T24">!</text:span>' и '<text:span text:style-name="T24">#</text:span>', но есть три других символа <text:span text:style-name="T11">—</text:span> это '<text:span text:style-name="T24">$</text:span>', '<text:span text:style-name="T24">%</text:span>' и '<text:span text:style-name="T24">@</text:span>'. Символ '<text:span text:style-name="T24">%</text:span>' указывает, что в полях <text:span text:style-name="T24">From</text:span> или <text:span text:style-name="T24">To</text:span> надо использовать адрес или имя получателя, указанные в оригинальном письме. Символ '<text:span text:style-name="T24">$</text:span>' указывает, что надо использовать адрес или имя отправителя. Символ '<text:span text:style-name="T24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38">Создать файл <text:span text:style-name="T16">"</text:span><text:span text:style-name="T25">File</text:span><text:span text:style-name="T16">"</text:span><text:span text:style-name="T1"> и записать в него текст</text:span>, созданный из шаблон <text:span text:style-name="T16">"</text:span><text:span text:style-name="T25">tpl</text:span><text:span text:style-name="T16">"</text:span>.</text:p>
      <text:p text:style-name="P32">Action: AppendToFile "tpl" "File"</text:p>
      <text:p text:style-name="P38">Если файл <text:span text:style-name="T16">"</text:span><text:span text:style-name="T25">File</text:span><text:span text:style-name="T16">" </text:span>уже существует, то текст, созданный из шаблона <text:span text:style-name="T16">"</text:span><text:span text:style-name="T25">tpl</text:span><text:span text:style-name="T16">", </text:span>дописывается к концу этого файла, иначе <text:span text:style-name="T11">—</text:span><text:span text:style-name="T19"> а</text:span>налогично <text:span text:style-name="Internet_20_link"><text:span text:style-name="T24"><text:bookmark-ref text:reference-format="text" text:ref-name="WriteFile">WriteFile</text:bookmark-ref></text:span></text:span>.</text:p>
      <text:p text:style-name="P32">Action: Call "tpl" "File" "Prg"</text:p>
      <text:p text:style-name="P38">Создать файл "<text:span text:style-name="T24">File</text:span>", используя шаблон "<text:span text:style-name="T25">tpl</text:span><text:span text:style-name="T1">" и затем</text:span> вызвать программу "<text:span text:style-name="T25">Prg</text:span>". После её завершения удалить созданный файл. Параметры "<text:span text:style-name="T25">tpl</text:span>" и "<text:span text:style-name="T24">File</text:span>" могут отсутствовать. В поле "<text:span text:style-name="T25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38">Отправить это письмо через соответствующий адрес. Mode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В качестве адреса могут быть использованы следующие символы: </text:p>
      <text:p text:style-name="P38"><text:soft-page-break/><text:span text:style-name="T24">%</text:span><text:span text:style-name="T15"> <text:s/></text:span><text:s/><text:span text:style-name="T11">—</text:span> отправить через самого получателя письма;</text:p>
      <text:p text:style-name="P38"><text:span text:style-name="T24">%.0</text:span> <text:span text:style-name="T11">—</text:span> отправить через босса получателя письма.</text:p>
      <text:p text:style-name="P38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38">Отправить это письмо через соответствующий адрес. <text:span text:style-name="T24">Mode</text:span>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В качестве адреса могут быть использованы следующие символы: </text:p>
      <text:p text:style-name="P38"><text:span text:style-name="T24">%</text:span><text:span text:style-name="T15"> <text:s/></text:span><text:s/><text:span text:style-name="T11">—</text:span> отправить через самого получателя письма;</text:p>
      <text:p text:style-name="P38"><text:span text:style-name="T24">%.0</text:span> <text:span text:style-name="T11">—</text:span> отправить через босса получателя письма.</text:p>
      <text:p text:style-name="P38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38">Отправить это письмо через хаб адреса назначения. <text:span text:style-name="T24">Mode</text:span> может быть <text:span text:style-name="T24">Hold</text:span>, <text:span text:style-name="T24">Crash</text:span>, <text:span text:style-name="T24">Direct</text:span>, <text:span text:style-name="T24">Normal</text:span> или <text:span text:style-name="T24">Immediate</text:span>. Отправляет на хост получателя если хаб не найден.</text:p>
      <text:p text:style-name="P32">Action: Poll &lt;Mode&gt; Address</text:p>
      <text:p text:style-name="P38">Сгенерировать Poll на указанный адрес. Аргументы <text:span text:style-name="T24">Mode</text:span> и <text:span text:style-name="T24">Address</text:span> аналогичны <text:s/>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В качестве Poll-а создаётся соответствующий <text:span text:style-name="T24">?LO</text:span> файл нулевой длины. Если данный <text:span text:style-name="T24">?LO</text:span> файл уже существует, команда не выполняет никаких действий.</text:p>
      <text:p text:style-name="P32">Action: DeleteAttach</text:p>
      <text:p text:style-name="P38">Удаляет аттачи, то есть файлы, приложенные к письму. Само письмо не трогается. Если на письме нет флага <text:span text:style-name="T25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38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5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25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38">Перемещает присоединённый(<text:span text:style-name="T1">е</text:span>) файл(<text:span text:style-name="T1">ы</text:span>) в указанный каталог. В теме письма <text:soft-page-break/>записывается новый путь. Если на письме нет флага <text:span text:style-name="T25">FileAttach</text:span>, то данная команда игнорируется.</text:p>
      <text:p text:style-name="P32">Action: MoveAttachFilebox &lt;Mode&gt; Address</text:p>
      <text:p text:style-name="P38">Перемещает присоединённый(<text:span text:style-name="T1">е</text:span>) файл(<text:span text:style-name="T1">ы</text:span>) в файл-бокс для указанного адреса. Аргументы <text:span text:style-name="T24">Mode</text:span> и <text:span text:style-name="T24">Address</text:span> аналогичны 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25">FileAttach</text:span>, то данная команда игнорируется.</text:p>
      <text:p text:style-name="P32">Action: CopyAttach "Dir"</text:p>
      <text:p text:style-name="P38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25">FileAttach</text:span>, то данная команда игнорируется.</text:p>
      <text:p text:style-name="P32">Action: CopyAttachFilebox &lt;Mode&gt; Address</text:p>
      <text:p text:style-name="P38">Копирует присоединённый(<text:span text:style-name="T1">е</text:span>) файл(<text:span text:style-name="T1">ы</text:span>) в файл-бокс для указанного адреса. Аргументы <text:span text:style-name="T24">Mode</text:span> и <text:s/><text:span text:style-name="T24">Address</text:span> аналогичны таким же аргументам в команде '<text:span text:style-name="Internet_20_link"><text:span text:style-name="T24"><text:reference-ref text:reference-format="text" text:ref-name="Action: Route">Action: Route</text:reference-ref></text:span></text:span>' (или '<text:span text:style-name="Internet_20_link"><text:span text:style-name="T24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25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38">Вызывает функцию "<text:span text:style-name="T16">Func</text:span>" из файла, определённого в переменной <text:span text:style-name="Internet_20_link"><text:span text:style-name="T24"><text:bookmark-ref text:reference-format="text" text:ref-name="ScriptFile">ScriptFile</text:bookmark-ref></text:span></text:span>.</text:p>
      <text:p text:style-name="P32">Action: Split &lt;Lines&gt;</text:p>
      <text:p text:style-name="P38">Разрезает указанное письмо на несколько, с количеством строк в теле письма не большим <text:span text:style-name="T24">Lines</text:span>. Само письмо после этой операции уничтожается. В начало каждого письма добавляется кладж "<text:span text:style-name="T25">^aSPLIT: By Rntrack. Part N of M</text:span>", где <text:span text:style-name="T24">N</text:span> <text:span text:style-name="T11">—</text:span> номер текущей части, а <text:span text:style-name="T24">M</text:span> <text:span text:style-name="T11">—</text:span> сколько всего частей получилось.</text:p>
      <text:p text:style-name="P32">Action: ToLowerPath</text:p>
      <text:p text:style-name="P38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38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38">Перекодирует письмо в соответствии с таблицей перекодировки в файле "<text:span text:style-name="T25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22918144987618" text:continue-numbering="true" text:style-name="Outline">
        <text:list-item>
          <text:list>
            <text:list-item>
              <text:h text:style-name="Heading_20_2" text:outline-level="2"><text:bookmark-start text:name="__RefHeading__14286_1391431384"/><text:soft-page-break/>Примеры<text:bookmark-end text:name="__RefHeading__14286_1391431384"/></text:h>
            </text:list-item>
          </text:list>
        </text:list-item>
      </text:list>
      <text:p text:style-name="P32">Action: Copy "o:\new\dir"</text:p>
      <text:p text:style-name="P32">Action: Delete</text:p>
      <text:p text:style-name="P38">Выполняет ту же операцию, что '<text:span text:style-name="T24">Action: Move "</text:span><text:span text:style-name="T25">o:\new\dir</text:span><text:span text:style-name="T24">"</text:span>'</text:p>
      <text:p text:style-name="P32">Action: Rewrite * * * * * -cdm</text:p>
      <text:p text:style-name="P38">Сбрасывает у письма атрибуты <text:span text:style-name="T24">Crash</text:span>, <text:span text:style-name="T24">Direct</text:span> и <text:span text:style-name="T24">Immediate</text:span>.</text:p>
      <text:p text:style-name="P32">Action: Route Direct 2:5020/1</text:p>
      <text:p text:style-name="P38">Отправляет письмо через узел 2:5020/1 с флавором <text:span text:style-name="T24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38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25">tpl\badfrom.tpl</text:span>", создаёт новое письмо в каталоге "<text:span text:style-name="T25">o:\netmail\bout</text:span>", написанное от имени "<text:span text:style-name="T24">Vladimir Lenin</text:span>" с адреса 2:5030/9999 на имя и адрес получателя оригинального письма с темой "<text:span text:style-name="T24">Bad source address</text:span>" и установленным флагом <text:span text:style-name="T24">Local</text:span>.</text:p>
      <text:list xml:id="list222918313253713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1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25">ScanDir:</text:span><text:span text:style-name="T24"> </text:span><text:span text:style-name="Internet_20_link"><text:span text:style-name="T24"><text:bookmark-ref text:reference-format="text" text:ref-name="AfterRoute">@AfterRoute</text:bookmark-ref></text:span></text:span><text:span text:style-name="T24">|</text:span><text:span text:style-name="Internet_20_link"><text:span text:style-name="T24"><text:bookmark-ref text:reference-format="text" text:ref-name="BeforeRoute">@BeforeRoute</text:bookmark-ref></text:span></text:span>', то вместо <text:soft-page-break/>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4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4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4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22917030509286" text:continue-numbering="true" text:style-name="Outline">
        <text:list-item>
          <text:h text:style-name="Heading_20_1" text:outline-level="1"><text:bookmark-start text:name="__RefHeading__10243_813993393"/>Префиксы "<text:span text:style-name="T15">*</text:span>" и "<text:span text:style-name="T15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4"><text:bookmark-ref text:reference-format="text" text:ref-name="Mask">Mask:</text:bookmark-ref></text:span></text:span>', '<text:span text:style-name="Internet_20_link"><text:span text:style-name="T24"><text:bookmark-ref text:reference-format="text" text:ref-name="BodyMask">BodyMask:</text:bookmark-ref></text:span></text:span>', '<text:span text:style-name="Internet_20_link"><text:span text:style-name="T24"><text:bookmark-ref text:reference-format="text" text:ref-name="KludgeMask">KludgeMask:</text:bookmark-ref></text:span></text:span>' и '<text:span text:style-name="Internet_20_link"><text:span text:style-name="T24"><text:bookmark-ref text:reference-format="text" text:ref-name="ScriptMask">ScriptMask:</text:bookmark-ref></text:span></text:span>' могут быть с префиксом '<text:span text:style-name="T24">*</text:span>' или '<text:span text:style-name="T24">+</text:span>'. Например, '<text:span text:style-name="T24">*Mask:</text:span>' или '<text:span text:style-name="T25">+BodyMask:</text:span>'. Для чего они предназначены? </text:p>
      <text:p text:style-name="Text_20_body">Префикс '<text:span text:style-name="T15">+</text:span>' используется для объединения масок. Например, запись:</text:p>
      <text:p text:style-name="P39">Mask: "a" * * * * *</text:p>
      <text:p text:style-name="P39">+Mask: * * "b" * * *</text:p>
      <text:p text:style-name="P39">+Mask: * * * 2:5030/9999.0 * *</text:p>
      <text:p text:style-name="Text_20_body">эквивалентна маске:</text:p>
      <text:p text:style-name="P39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9">Mask: * * "*@*" 2:5020/400.0 * *</text:p>
      <text:p text:style-name="P39"><text:soft-page-break/>+<text:span text:style-name="T1">BodyMask</text:span>: * * 4096</text:p>
      <text:p text:style-name="Text_20_body">С этой маской совпадут письма, имеющие в имени '<text:span text:style-name="T24">To:</text:span>' знак '<text:span text:style-name="T24">@</text:span>', адрес '<text:span text:style-name="T24">To:</text:span>' <text:span text:style-name="T11">—</text:span><text:span text:style-name="T19"> </text:span>2:5020/400 <text:span text:style-name="T5">и</text:span> размер письма больше 4 килобайт.</text:p>
      <text:p text:style-name="Text_20_body">Префикс '<text:span text:style-name="T24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9">Mask: * * * * * *</text:p>
      <text:p text:style-name="P39">Action: Display "Mask one"</text:p>
      <text:p text:style-name="P39">Mask: * * * * * *</text:p>
      <text:p text:style-name="P39">Action: Display "Mask two"</text:p>
      <text:p text:style-name="Text_20_body">При такой конфигурации мы никогда не увидим на экране строку "<text:span text:style-name="T24">Mask two</text:span>". Ибо первая маска будет перехватывать все письма. А вот если изменить конфигурационный файл так:</text:p>
      <text:p text:style-name="P39">*Mask: * * * * * *</text:p>
      <text:p text:style-name="P39">Action: Display "Mask one"</text:p>
      <text:p text:style-name="P39">Mask: * * * * * *</text:p>
      <text:p text:style-name="P39"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39">*Mask: ...</text:p>
      <text:p text:style-name="P39">+Mask: ...</text:p>
      <text:p text:style-name="P39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22917338272168" text:continue-numbering="true" text:style-name="Outline">
        <text:list-item>
          <text:h text:style-name="Heading_20_1" text:outline-level="1"><text:bookmark-start text:name="__RefHeading__10245_813993393"/>Примеры использования '<text:span text:style-name="T15">Mask:</text:span>' и '<text:span text:style-name="T15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9">*Mask: * * * * * *</text:p>
      <text:p text:style-name="P39">Action: Copy "c:\netmail\archive"</text:p>
      <text:p text:style-name="P39">*Mask: * * * * * +d</text:p>
      <text:p text:style-name="P39">Action: Rewrite * * * * * -d</text:p>
      <text:p text:style-name="P39"><text:soft-page-break/>Mask: * * "*@*" 2:5020/400.0 * *</text:p>
      <text:p text:style-name="P39">+BodyMask: * * 4096</text:p>
      <text:p text:style-name="P39">Action: Rewrite * * * 2:5020/204.0 * *</text:p>
      <text:p text:style-name="P18">Удалить все письма, которые адресованы не мне и не моим пойнтам:</text:p>
      <text:p text:style-name="P39">Mask: * * * 2:5030/9999.0 * *</text:p>
      <text:p text:style-name="P39">Mask: * * * 2:5030/9999.1 * *</text:p>
      <text:p text:style-name="P39">Mask: * * * 2:5030/9999.3 * *</text:p>
      <text:p text:style-name="P39">Mask: * * * 2:5030/9999.5 * *</text:p>
      <text:p text:style-name="P39">Action: Ignore</text:p>
      <text:p text:style-name="P39">Mask: * * * * * *</text:p>
      <text:p text:style-name="P39">Action: Delete</text:p>
      <text:p text:style-name="Text_20_body">Роутить письма для <text:span text:style-name="T24">2:5030/9999.*</text:span> с 00:00 по 11:59 на <text:span text:style-name="T24">2:5020/238</text:span>, а с 12:00 по 23:59 <text:span text:style-name="T11">—</text:span> директом на <text:span text:style-name="T24">2:5030/9999.0</text:span>:</text:p>
      <text:p text:style-name="P39">Mask: * * * 2:5030/9999.* * *</text:p>
      <text:p text:style-name="P39">Action: Route Crash 2:5020/238 [Daily 00:00-11:59]</text:p>
      <text:p text:style-name="P39">Action: Route Crash 2:5030/9999 <text:s/>[Daily 12:00-23:59]</text:p>
      <text:p text:style-name="P39">Удалить все письма, у которых и отправитель и получатель отсутствуют в нодлисте:</text:p>
      <text:p text:style-name="P39">Mask: * !# * !# * *</text:p>
      <text:p text:style-name="P39">Action: Delete</text:p>
      <text:p text:style-name="Text_20_body">У всех писем, которые написаны на адрес <text:span text:style-name="T24">2:5030/9999.1</text:span>, или которые написаны на адрес <text:span text:style-name="T24">2:5030/9999.0</text:span> и в имени <text:span text:style-name="T24">To</text:span> которых присутствует "<text:span text:style-name="T24">Lenin</text:span>", "<text:span text:style-name="T24">Eddie</text:span>" или "<text:span text:style-name="T24">Moderator</text:span>" сбросить флаги <text:span text:style-name="T24">Crash</text:span>, <text:span text:style-name="T24">Direct</text:span>, <text:span text:style-name="T24">Immediate</text:span>, переадресовать на адрес <text:span text:style-name="T24">2:5030/9999</text:span> на имя "<text:span text:style-name="T24">Vladimir Lenin</text:span>" и положить в каталог <text:span text:style-name="T25">h:\netmail</text:span>.</text:p>
      <text:p text:style-name="P39">Mask: * * * 2:5030/9999.1 * *</text:p>
      <text:p text:style-name="P39">Mask: * * "*Lenin*" 2:5030/9999 * *</text:p>
      <text:p text:style-name="P39">Mask: * * "*Eddie*" 2:5030/9999 * *</text:p>
      <text:p text:style-name="P39">Mask: * * "*Moderator*" 2:5030/9999 * *</text:p>
      <text:p text:style-name="P39">Action: Rewrite * * "Vladimir Lenin" 2:5030/9999 * -cdm</text:p>
      <text:p text:style-name="P39">Action: Move "h:\netmail"</text:p>
      <text:p text:style-name="Text_20_body">Отправить все письма для сети <text:span text:style-name="T24">2:5030</text:span> через <text:span text:style-name="T24">2:5030/251</text:span></text:p>
      <text:p text:style-name="P39">Mask: * * * 2:5030/*.* * *</text:p>
      <text:p text:style-name="P39">Action: Route Crash 2:5030/251</text:p>
      <text:p text:style-name="Text_20_body">Снять со всех писем флаг директ и отправить письма с узла <text:span text:style-name="T24">2:5020/1</text:span> на узел <text:span text:style-name="T24">2:5020/0</text:span></text:p>
      <text:p text:style-name="P39"><text:soft-page-break/>*Mask: * * * * * +d</text:p>
      <text:p text:style-name="P39">Action: Rewrite * * * * * -d</text:p>
      <text:p text:style-name="P39">Mask: * 2:5020/1 * * * *</text:p>
      <text:p text:style-name="P39">Action: Route Direct 2:5020/0</text:p>
      <text:p text:style-name="Text_20_body">Отправить письма для всех пойнтов узла <text:span text:style-name="T24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9">Mask <text:s/>* * * 2:5030/9999.0 * *</text:p>
      <text:p text:style-name="P39">Action: Ignore</text:p>
      <text:p text:style-name="P39">Mask: * * * 2:5030/9999.* * *</text:p>
      <text:p text:style-name="P39">Action: Route Direct %</text:p>
      <text:p text:style-name="Text_20_body">Отправить все письма для <text:span text:style-name="T24">2:5020/50.*, /78.*, /204.* и /1301.*</text:span> на соответствующие <text:span text:style-name="T5">узлы</text:span>. (Так называемый "Босс-роутинг").</text:p>
      <text:p text:style-name="P39">Mask * * * 2:5020/50.* * *</text:p>
      <text:p text:style-name="P39">Mask * * * 2:5020/78.* * *</text:p>
      <text:p text:style-name="P39">Mask * * * 2:5020/204.* * *</text:p>
      <text:p text:style-name="P39">Mask * * * 2:5020/1301.* * *</text:p>
      <text:p text:style-name="P39">Action: Route Direct %.0</text:p>
      <text:p text:style-name="Text_20_body">Отправить весь подхабник <text:span text:style-name="T24">2:5020/50</text:span> на <text:span text:style-name="T24">2:5020/50</text:span>, подхостник <text:span text:style-name="T24">2:5020/0</text:span> на <text:span text:style-name="T24">2:5020/1381</text:span>, письма на <text:span text:style-name="T24">2:5030/9999.0</text:span> не трогать, а весь подхабник <text:span text:style-name="T24">2:5030/9999</text:span> и его пойнтов отослать на них директом.</text:p>
      <text:p text:style-name="P39">Mask * * * 2:5020/50.&amp; * *</text:p>
      <text:p text:style-name="P39">Action: Route Direct 2:5020/50</text:p>
      <text:p text:style-name="P39">Mask * * * 2:5020/0.&amp; * *</text:p>
      <text:p text:style-name="P39">Action: Route Direct 2:5020/1381</text:p>
      <text:p text:style-name="P39">Mask * * * 2:5030/9999.0 * *</text:p>
      <text:p text:style-name="P39">Action: Ignore</text:p>
      <text:p text:style-name="P39">Mask * * * 2:5030/9999.&amp; * *</text:p>
      <text:p text:style-name="P39">Action: Route Direct %</text:p>
      <text:p text:style-name="Text_20_body">Отправить весь регион <text:span text:style-name="T24">2:50</text:span> на <text:span text:style-name="T24">2:5020/204</text:span>, весь регион <text:span text:style-name="T24">2:46</text:span> на <text:span text:style-name="T24">2:46/0</text:span>, а все остальное <text:span text:style-name="T11">—</text:span> на <text:span text:style-name="T24">2:5020/278</text:span>.</text:p>
      <text:p text:style-name="P39">Mask * * * 2:50/0.&amp; * *</text:p>
      <text:p text:style-name="P39">Action: Route Direct 2:5020/204</text:p>
      <text:p text:style-name="P39">Mask * * * 2:46/0.&amp; * *</text:p>
      <text:p text:style-name="P39"><text:soft-page-break/>Action: Route Direct 2:46/0</text:p>
      <text:p text:style-name="P39">Mask * * * * * *</text:p>
      <text:p text:style-name="P39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9">ScanDir: "o:\netmail\loops" Daily 01:00</text:p>
      <text:p text:style-name="P39">Mask: * * * * * *</text:p>
      <text:p text:style-name="P39">Action: Move "O:\netmail\out"</text:p>
      <text:p text:style-name="P39">...</text:p>
      <text:p text:style-name="P39">ScanDir: "o:\netmail"</text:p>
      <text:p text:style-name="P39">Mask: * * * * * +7</text:p>
      <text:p text:style-name="P39">Action: NewMsg "tpl\Loop.tpl" "o:\netmail\out" "Vladimir Lenin" @ "$" $ "Loop detected" +l</text:p>
      <text:p text:style-name="P39">Action: Delete</text:p>
      <text:p text:style-name="P39">Mask: * * * * * +1</text:p>
      <text:p text:style-name="P39">Action: Move "o:\netmail\loops"</text:p>
      <text:p text:style-name="P39">...</text:p>
      <text:p text:style-name="P39">Mask: * * * * * *</text:p>
      <text:p text:style-name="P39">Action: Move "o:\netmail\out"</text:p>
      <text:p text:style-name="P19">Пример обработки флага +b (ARQ)</text:p>
      <text:p text:style-name="P39">ScanDir: @AfterRoute</text:p>
      <text:p text:style-name="P39">Mask: * * * * * +b</text:p>
      <text:p text:style-name="P39">Action: NewMsg "Audit.tpl" "o:\netmail" "RNtrack" 2:5030/9999 $ $ "Audit request receipt" +l</text:p>
      <text:p text:style-name="P39">ScanDir: "o:\netmail"</text:p>
      <text:p text:style-name="P39">Mask: * * * * * *</text:p>
      <text:p text:style-name="P39">Action: Route Crash 2:5030/9999</text:p>
      <text:list xml:id="list222916532047781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4"><text:bookmark-ref text:reference-format="text" text:ref-name="Move">Move</text:bookmark-ref></text:span></text:span><text:span text:style-name="T24">, </text:span><text:span text:style-name="Internet_20_link"><text:span text:style-name="T24"><text:bookmark-ref text:reference-format="text" text:ref-name="Copy">Copy</text:bookmark-ref></text:span></text:span><text:span text:style-name="T24">, </text:span><text:span text:style-name="Internet_20_link"><text:span text:style-name="T24"><text:bookmark-ref text:reference-format="text" text:ref-name="Rewrite">Rewrite</text:bookmark-ref></text:span></text:span><text:span text:style-name="T24">, </text:span><text:span text:style-name="Internet_20_link"><text:span text:style-name="T24"><text:bookmark-ref text:reference-format="text" text:ref-name="ChangePath">ChangePath</text:bookmark-ref></text:span></text:span><text:span text:style-name="T24">, </text:span><text:span text:style-name="Internet_20_link"><text:span text:style-name="T24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<text:soft-page-break/>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36">Ещё одна особенность, при выполнении команды <text:span text:style-name="Internet_20_link"><text:span text:style-name="T24"><text:bookmark-ref text:reference-format="text" text:ref-name="Delete">Delete</text:bookmark-ref></text:span></text:span> письмо сразу удаляется <text:span text:style-name="T58">из базы</text:span>, но при этом оно остаётся в памяти. Поэтому последовательность команд <text:span text:style-name="Internet_20_link"><text:span text:style-name="T24"><text:bookmark-ref text:reference-format="text" text:ref-name="Copy">Copy</text:bookmark-ref></text:span></text:span><text:span text:style-name="T24"> </text:span><text:span text:style-name="Internet_20_link"><text:span text:style-name="T24"><text:bookmark-ref text:reference-format="text" text:ref-name="Delete">Delete</text:bookmark-ref></text:span></text:span> и <text:span text:style-name="Internet_20_link"><text:span text:style-name="T24"><text:bookmark-ref text:reference-format="text" text:ref-name="Delete">Delete</text:bookmark-ref></text:span></text:span><text:span text:style-name="T24"> </text:span><text:span text:style-name="Internet_20_link"><text:span text:style-name="T24"><text:bookmark-ref text:reference-format="text" text:ref-name="Copy">Copy</text:bookmark-ref></text:span></text:span> сделают одно и то же <text:span text:style-name="T11">—</text:span> <text:span text:style-name="Internet_20_link"><text:span text:style-name="T24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4">+s</text:span> после отправки (флаг <text:span text:style-name="T24">Sent</text:span>), или чтобы письма с атрибутом <text:span text:style-name="T25">KillSent</text:span> удалялись, то вы должны сами об этом позаботиться.</text:p>
      <text:list xml:id="list222917000559515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573443216" text:style-name="L2">
        <text:list-item>
          <text:p text:style-name="P48">Squish</text:p>
        </text:list-item>
        <text:list-item>
          <text:p text:style-name="P48">*.PKT</text:p>
        </text:list-item>
        <text:list-item>
          <text:p text:style-name="P48">*.MSG</text:p>
        </text:list-item>
        <text:list-item>
          <text:p text:style-name="P48">JAM</text:p>
        </text:list-item>
      </text:list>
      <text:list xml:id="list222918250878671" text:continue-list="list222917000559515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4">$</text:span><text:span text:style-name="T25">BaseName</text:span>"</text:p>
      <text:p text:style-name="Text_20_body">Первым символом в имени должен идти '<text:span text:style-name="T24">$</text:span>'. В качестве имени базы указывается только имя файла, без расширения. </text:p>
      <text:p text:style-name="Text_20_body">Примеры:</text:p>
      <text:p text:style-name="P39">ScanDir: "$p:\mymail"</text:p>
      <text:p text:style-name="P39">Action: Move "$p:\outmail"</text:p>
      <text:p text:style-name="Text_20_body">Ограничения:</text:p>
      <text:list xml:id="list2069501185" text:style-name="L3">
        <text:list-item>
          <text:p text:style-name="P49">Не может использоваться в качестве базы для <text:span text:style-name="T1">BadMail</text:span>.</text:p>
        </text:list-item>
        <text:list-item>
          <text:p text:style-name="P49">Операция Renumber не выполняет никаких действий.</text:p>
        </text:list-item>
      </text:list>
      <text:list xml:id="list222918016658727" text:continue-list="list222918250878671" text:style-name="Outline">
        <text:list-item>
          <text:list>
            <text:list-item>
              <text:h text:style-name="P72" text:outline-level="2"><text:bookmark-start text:name="__RefHeading__10253_813993393"/><text:soft-page-break/>*.PKT<text:bookmark-end text:name="__RefHeading__10253_813993393"/></text:h>
            </text:list-item>
          </text:list>
        </text:list-item>
      </text:list>
      <text:p text:style-name="Text_20_body">Формат имени: "<text:span text:style-name="T25">#[#]Directory[\File][!FtnAddressMask]</text:span>"</text:p>
      <text:p text:style-name="Text_20_body">Первым символом в имени должен идти '<text:span text:style-name="T24">#</text:span>'. В качестве имени базы может указываться как каталог (тогда будут просматриваться все файлы, совпадающие с маской <text:span text:style-name="T24">*.pkt</text:span>), так и имя конкретного файла. Если в имени базы указан второй знак '<text:span text:style-name="T24">#</text:span>', то пароли проверяться не будут, иначе при открытии каждого <text:span text:style-name="T24">*.pkt</text:span> проверяется совпадение пароля <text:span text:style-name="T59">пакета</text:span> с указанным в команде '<text:span text:style-name="Internet_20_link"><text:span text:style-name="T24"><text:bookmark-ref text:reference-format="text" text:ref-name="Password">Password:</text:bookmark-ref></text:span></text:span>'. Дополнительно можно указать FTN маску (через символ '<text:span text:style-name="T24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4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39">ScanDir: "##o:\inbound"</text:p>
      <text:p text:style-name="P39">ScanDir: "#o:\inbound!2:5030/9999"</text:p>
      <text:p text:style-name="P39">ScanDir: "#o:\inbound\139c004f.pkt!2:5030/9999"</text:p>
      <text:p text:style-name="Text_20_body">Ограничения:</text:p>
      <text:list xml:id="list2571027714" text:style-name="L4">
        <text:list-item>
          <text:p text:style-name="P50">Не может использоваться в качестве базы для <text:span text:style-name="T1">BadMail</text:span>.</text:p>
        </text:list-item>
        <text:list-item>
          <text:p text:style-name="P50">Операция Renumber не выполняет никаких действий.</text:p>
        </text:list-item>
        <text:list-item>
          <text:p text:style-name="P50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222917444729322" text:continue-list="list222918016658727" text:style-name="Outline">
        <text:list-item>
          <text:list>
            <text:list-item>
              <text:h text:style-name="P72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4">Directory</text:span>"</text:p>
      <text:p text:style-name="Text_20_body">Указывается каталог, в котором лежат письма. Имя каталога должно быть без завершающего "<text:span text:style-name="T15">\</text:span>" за исключением ситуации, когда указывается корневой каталог.</text:p>
      <text:p text:style-name="Text_20_body">Примеры:</text:p>
      <text:p text:style-name="P39">ScanDir: "o:\netmail"</text:p>
      <text:p text:style-name="P39">Action: Move "o:\netmail\out"</text:p>
      <text:p text:style-name="Text_20_body">Ограничения:</text:p>
      <text:list xml:id="list1305861532" text:style-name="L5">
        <text:list-item>
          <text:p text:style-name="P51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222916532709936" text:continue-list="list222917444729322" text:style-name="Outline">
        <text:list-item>
          <text:list>
            <text:list-item>
              <text:h text:style-name="Heading_20_2" text:outline-level="2"><text:bookmark-start text:name="__RefHeading__10257_813993393"/><text:soft-page-break/>JAM<text:bookmark-end text:name="__RefHeading__10257_813993393"/></text:h>
            </text:list-item>
          </text:list>
        </text:list-item>
      </text:list>
      <text:p text:style-name="Text_20_body">Формат имени: "<text:span text:style-name="T25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39">ScanDir: "@p:\mymail"</text:p>
      <text:p text:style-name="P39">Action: Move "@p:\outmail"</text:p>
      <text:p text:style-name="Text_20_body">Ограничения:</text:p>
      <text:list xml:id="list309007232" text:style-name="L6">
        <text:list-item>
          <text:p text:style-name="P52">Не может использоваться в качестве базы для <text:span text:style-name="T1">BadMail</text:span>.</text:p>
        </text:list-item>
        <text:list-item>
          <text:p text:style-name="P52">Операция Renumber не выполняет никаких действий.</text:p>
        </text:list-item>
      </text:list>
      <text:list xml:id="list222918048246327" text:continue-list="list222916532709936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4">#</text:span>" и "<text:span text:style-name="T24">&amp;</text:span>". Сравнение происходит немного по-разному при использовании конфигурационных слов "<text:span text:style-name="Internet_20_link"><text:span text:style-name="T24"><text:bookmark-ref text:reference-format="text" text:ref-name="__RefHeading__10213_813993393">SoftCheckInNodelists</text:bookmark-ref></text:span></text:span>" и "<text:span text:style-name="Internet_20_link"><text:span text:style-name="T24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1">—</text:span> явно указывать зону в команде "<text:span text:style-name="Internet_20_link"><text:span text:style-name="T24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0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4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<text:soft-page-break/>нодлист и нодлист сети), то объединение этих нодлистов идёт по следующим правилам:</text:p>
      <text:list xml:id="list541243505" text:style-name="L7">
        <text:list-item>
          <text:p text:style-name="P53">Узел считается существующим, если он есть хотя бы в одном нодлисте.</text:p>
        </text:list-item>
        <text:list-item>
          <text:p text:style-name="P53">Если в одном нодлисте узел хаб, а в другом нет, то считается, что он хаб.</text:p>
        </text:list-item>
      </text:list>
      <text:list xml:id="list222917382527976" text:continue-list="list222918048246327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4">#</text:span>" используется в слове "<text:span text:style-name="Internet_20_link"><text:span text:style-name="T24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4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4">"#" + "</text:span><text:span text:style-name="Internet_20_link"><text:span text:style-name="T24"><text:bookmark-ref text:reference-format="text" text:ref-name="__RefHeading__10213_813993393">SoftCheckInNodelists</text:bookmark-ref></text:span></text:span><text:span text:style-name="T24">"</text:span> <text:span text:style-name="T11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4">"#" + "</text:span><text:span text:style-name="Internet_20_link"><text:span text:style-name="T24"><text:bookmark-ref text:reference-format="text" text:ref-name="__RefHeading__10213_813993393">SoftCheckInNodelists</text:bookmark-ref></text:span></text:span><text:span text:style-name="T24">"</text:span>, то наличие узла в Вашей сети будет проверяться жёстко, а узлы во всех остальных сетях проверяться не будут <text:span text:style-name="T11">—</text:span> считаем, что они существуют. </text:p>
      <text:p text:style-name="Text_20_body">"<text:span text:style-name="Internet_20_link"><text:span text:style-name="T24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22918256396076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4">&amp;</text:span>" используется в слове "<text:span text:style-name="Internet_20_link"><text:span text:style-name="T24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1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4">2:5020/0.*</text:span>", "<text:span text:style-name="T24">2:5020/*</text:span>" и "<text:span text:style-name="T24">2:5020/0.&amp;</text:span>". Первая маска означает "Все пойнты узла 2:5020/0". Вторая маска <text:span text:style-name="T11">—</text:span> "Все узлы сети <text:soft-page-break/>5020". Третья <text:span text:style-name="T11">—</text:span> "Все узлы, находящиеся в подхостнике". В случае с регионом <text:span text:style-name="T22">2:50</text:span> и масками "<text:span text:style-name="T24">2:50/0.*</text:span>", "<text:span text:style-name="T24">2:50/*</text:span>", "<text:span text:style-name="T24">2:50/0.&amp;</text:span>" расшифровка такая: первая маска <text:span text:style-name="T11">—</text:span> "все пойнты узла <text:span text:style-name="T22">2:50/0</text:span>", вторая маска <text:span text:style-name="T11">—</text:span> "все независимые узлы в 50 регионе", третья маска <text:span text:style-name="T11">—</text:span> "все узлы в 50 регионе". Учтите, что под адресную маску "<text:span text:style-name="T24">&amp;</text:span>" не подпадают узлы отсутствующие в нодлисте. То есть, если узла "<text:span text:style-name="T22">2:5020/1079</text:span>" нет в нодлисте, то он не совпадёт с маской "<text:span text:style-name="T24">2:50/0.&amp;</text:span>".</text:p>
      <text:p text:style-name="Text_20_body">Конфигурационное слово "<text:span text:style-name="Internet_20_link"><text:span text:style-name="T24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4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4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4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4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22916529337832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4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9">-v</text:span>.</text:p>
      <text:p text:style-name="Text_20_body">Ниже приведены константы, переменные и функции, определённые в скриптах. Здесь <text:s/><text:span text:style-name="T24">%FMSG</text:span> <text:span text:style-name="T11">—</text:span> хэш, содержащий текущее сообщение.</text:p>
      <text:list xml:id="list222917608342476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ext:soft-page-break/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25">%FKludges</text:span> <text:span text:style-name="T11">—</text:span> кладжи текущего сообщения. Значение каждого ключа этого хэша <text:span text:style-name="T11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4">0x01</text:span>, "<text:span text:style-name="T24">:</text:span>" и т.д.).</text:p>
      <text:list xml:id="list222917788334853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<text:soft-page-break/>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22916789812520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229182727655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4">%FMSG</text:span>:</text:p>
      <text:p text:style-name="Text_20_body"><text:span text:style-name="T25">FromName, FromAddr, ToName, ToAddr, Subject, Body, AreaName, Cost, TimesRead, ReplyTo, NextReply</text:span>.</text:p>
      <text:p text:style-name="Text_20_body"><text:span text:style-name="T25">Lines</text:span><text:span text:style-name="T24">, </text:span><text:span text:style-name="T25">InetFromAddr</text:span><text:span text:style-name="T24">, </text:span><text:span text:style-name="T25">InetToAddr</text:span> не требуют изменения, поскольку их значение автоматически переопределяются при изменении <text:span text:style-name="T24">Body, </text:span><text:span text:style-name="T25">FromAddr</text:span> и <text:span text:style-name="T25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4">Action</text:span>. По этой причине для изменения файла после '<text:span text:style-name="Internet_20_link"><text:span text:style-name="T24"><text:bookmark-ref text:reference-format="text" text:ref-name="ActionScript">Action: Script</text:bookmark-ref></text:span></text:span>' добавляется '<text:span text:style-name="T24">Action: </text:span><text:span text:style-name="Internet_20_link"><text:span text:style-name="T24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22917321844485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22916708042915" text:continue-numbering="true" text:style-name="Outline">
        <text:list-item>
          <text:list>
            <text:list-item>
              <text:list>
                <text:list-item>
                  <text:h text:style-name="P76" text:outline-level="3"><text:bookmark-start text:name="__RefHeading__14302_1391431384"/><text:soft-page-break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22918502861002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37"><text:span text:style-name="T25">NewMsg($MsgBase,$FromName,$FromAddr,$ToName,$ToAddr,$Subject,$Flags</text:span><text:span text:style-name="T28">,$Kludges</text:span><text:span text:style-name="T25">,$Body)</text:span> <text:span text:style-name="T11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25">msgs</text:span>' от <text:span text:style-name="T24">Alex@2:5030/1666</text:span> к <text:span text:style-name="T24">User@2:5030/1157.1</text:span><text:span text:style-name="T15"> </text:span>с темой '<text:span text:style-name="T25">msg test</text:span>' и телом '<text:span text:style-name="T24">It is My test</text:span>'. Установка любых флагов и кладжей сейчас не поддерживается, так что значения аргументов <text:span text:style-name="T24">$Flags</text:span> и <text:span text:style-name="T24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22918245563232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1">когда у них будет свободное время</text:span>.</text:p>
      <text:list xml:id="list222916492793866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<text:soft-page-break/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22917198576313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103077316" text:style-name="L8">
        <text:list-item>
          <text:p text:style-name="P54">публикуйте в эхо-конференции RU.FTRACK <text:s text:c="86"/></text:p>
        </text:list-item>
        <text:list-item>
          <text:p text:style-name="P54">публикуйте в баг-трекере на сайте <text:a xlink:type="simple" xlink:href="http://sourceforge.net/projects/ftrack-as" text:style-name="Internet_20_link" text:visited-style-name="Visited_20_Internet_20_Link"><text:span text:style-name="T25">http://sourceforge.net/projects/ftrack-as</text:span></text:a> <text:s text:c="51"/></text:p>
        </text:list-item>
        <text:list-item>
          <text:p text:style-name="P54">отправляйте разработчикам личной почтой. <text:s text:c="83"/></text:p>
        </text:list-item>
      </text:list>
      <text:p text:style-name="Text_20_body">Разработчики:</text:p>
      <text:list xml:id="list977671996" text:style-name="L9">
        <text:list-item>
          <text:p text:style-name="P55">с 2003 по 2006 г. - Alex <text:span text:style-name="T1">Soukhotine</text:span></text:p>
        </text:list-item>
      </text:list>
      <text:p text:style-name="P38">2:5030/1157@fidonet (ph0enix@users.sourceforge.net) <text:s text:c="72"/></text:p>
      <text:list xml:id="list14389978" text:style-name="L10">
        <text:list-item>
          <text:p text:style-name="P56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8">2:5080/102@fidonet (<text:span text:style-name="T1">stas_degteff@users.sourceforge.net</text:span>) <text:s text:c="68"/></text:p>
      <text:list xml:id="list676786825" text:style-name="L11">
        <text:list-item>
          <text:p text:style-name="P57">с 2009 г. по настоящее время Michael <text:span text:style-name="T1">Dukelsky</text:span></text:p>
        </text:list-item>
      </text:list>
      <text:p text:style-name="P38">2:5020/1042@fidonet (<text:span text:style-name="T1">dukelsky@users.sourceforge.net</text:span>)</text:p>
      <text:p text:style-name="Text_20_body">Сайт проекта:</text:p>
      <text:p text:style-name="P38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5</text:page-number> из <text:page-count>45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25T22:29:16.214992786</dc:date>
    <meta:editing-duration>P2DT18H30M18S</meta:editing-duration>
    <meta:editing-cycles>131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5" meta:paragraph-count="1023" meta:word-count="9048" meta:character-count="63344" meta:non-whitespace-character-count="5461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